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officeooo:rsid="006401b5" officeooo:paragraph-rsid="006401b5"/>
    </style:style>
    <style:style style:name="P41" style:family="paragraph" style:parent-style-name="Text_20_body">
      <style:text-properties officeooo:rsid="0064a053" officeooo:paragraph-rsid="0064a053"/>
    </style:style>
    <style:style style:name="P42" style:family="paragraph" style:parent-style-name="Text_20_body">
      <style:text-properties officeooo:rsid="00674bf4" officeooo:paragraph-rsid="00674bf4"/>
    </style:style>
    <style:style style:name="P43" style:family="paragraph" style:parent-style-name="Text_20_body">
      <style:text-properties officeooo:rsid="004ad401" officeooo:paragraph-rsid="004ad401"/>
    </style:style>
    <style:style style:name="P44" style:family="paragraph" style:parent-style-name="Text_20_body">
      <style:text-properties officeooo:rsid="0069770f" officeooo:paragraph-rsid="0069770f"/>
    </style:style>
    <style:style style:name="P45" style:family="paragraph" style:parent-style-name="Text_20_body">
      <style:text-properties officeooo:rsid="008b6c5e" officeooo:paragraph-rsid="008b6c5e"/>
    </style:style>
    <style:style style:name="P46" style:family="paragraph" style:parent-style-name="Text_20_body">
      <style:text-properties officeooo:rsid="0092920b" officeooo:paragraph-rsid="0092920b"/>
    </style:style>
    <style:style style:name="P47" style:family="paragraph" style:parent-style-name="Text_20_body">
      <style:text-properties officeooo:rsid="00989354" officeooo:paragraph-rsid="00989354"/>
    </style:style>
    <style:style style:name="P48" style:family="paragraph" style:parent-style-name="Text_20_body">
      <style:text-properties officeooo:rsid="009feecd" officeooo:paragraph-rsid="009feecd"/>
    </style:style>
    <style:style style:name="P49" style:family="paragraph" style:parent-style-name="Text_20_body">
      <style:text-properties officeooo:rsid="00a283c3" officeooo:paragraph-rsid="00a283c3"/>
    </style:style>
    <style:style style:name="P50" style:family="paragraph" style:parent-style-name="Text_20_body">
      <style:text-properties officeooo:rsid="00a92964" officeooo:paragraph-rsid="00a92964"/>
    </style:style>
    <style:style style:name="P51" style:family="paragraph" style:parent-style-name="Text_20_body">
      <style:text-properties officeooo:rsid="00aacc78" officeooo:paragraph-rsid="00aacc78"/>
    </style:style>
    <style:style style:name="P52" style:family="paragraph" style:parent-style-name="Text_20_body">
      <style:text-properties officeooo:rsid="00ab4ab0" officeooo:paragraph-rsid="00ab4ab0"/>
    </style:style>
    <style:style style:name="P53" style:family="paragraph" style:parent-style-name="Text_20_body">
      <style:text-properties officeooo:rsid="00ab4ab0" officeooo:paragraph-rsid="00ac5888"/>
    </style:style>
    <style:style style:name="P54" style:family="paragraph" style:parent-style-name="Text_20_body">
      <style:text-properties officeooo:rsid="00ad720f" officeooo:paragraph-rsid="00ad720f"/>
    </style:style>
    <style:style style:name="P55" style:family="paragraph" style:parent-style-name="Text_20_body">
      <style:text-properties officeooo:paragraph-rsid="00aff2fa"/>
    </style:style>
    <style:style style:name="P56" style:family="paragraph" style:parent-style-name="Text_20_body">
      <style:text-properties officeooo:rsid="005e998e" officeooo:paragraph-rsid="005e998e"/>
    </style:style>
    <style:style style:name="P57" style:family="paragraph" style:parent-style-name="Text_20_body">
      <style:text-properties officeooo:rsid="00b6e0a7" officeooo:paragraph-rsid="00b6e0a7"/>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23a7e" officeooo:paragraph-rsid="00c23a7e"/>
    </style:style>
    <style:style style:name="P62" style:family="paragraph" style:parent-style-name="Text_20_body">
      <style:text-properties officeooo:rsid="00c32952" officeooo:paragraph-rsid="00c32952"/>
    </style:style>
    <style:style style:name="P63" style:family="paragraph" style:parent-style-name="Text_20_body">
      <style:text-properties officeooo:rsid="00c4e026" officeooo:paragraph-rsid="00c4e026"/>
    </style:style>
    <style:style style:name="P64" style:family="paragraph" style:parent-style-name="Text_20_body">
      <style:text-properties officeooo:rsid="00c5b75a" officeooo:paragraph-rsid="00c5b75a"/>
    </style:style>
    <style:style style:name="P65" style:family="paragraph" style:parent-style-name="Text_20_body">
      <style:text-properties officeooo:rsid="00c77751" officeooo:paragraph-rsid="00c77751"/>
    </style:style>
    <style:style style:name="P66" style:family="paragraph" style:parent-style-name="Text_20_body">
      <style:text-properties officeooo:rsid="00c850b3" officeooo:paragraph-rsid="00c850b3"/>
    </style:style>
    <style:style style:name="P67" style:family="paragraph" style:parent-style-name="Text_20_body">
      <style:text-properties officeooo:rsid="00ca0d2c" officeooo:paragraph-rsid="00ca0d2c"/>
    </style:style>
    <style:style style:name="P68" style:family="paragraph" style:parent-style-name="Text_20_body">
      <style:text-properties officeooo:rsid="00cbda9c" officeooo:paragraph-rsid="00cbda9c"/>
    </style:style>
    <style:style style:name="P69" style:family="paragraph" style:parent-style-name="Text_20_body">
      <style:text-properties officeooo:rsid="00cccf5a" officeooo:paragraph-rsid="00cccf5a"/>
    </style:style>
    <style:style style:name="P70" style:family="paragraph" style:parent-style-name="Text_20_body">
      <style:text-properties officeooo:rsid="00cf33be" officeooo:paragraph-rsid="00cf33be"/>
    </style:style>
    <style:style style:name="P71" style:family="paragraph" style:parent-style-name="Text_20_body">
      <style:text-properties fo:font-weight="normal" officeooo:rsid="00a5b9ee" officeooo:paragraph-rsid="00ca0d2c" style:font-weight-asian="normal" style:font-weight-complex="normal"/>
    </style:style>
    <style:style style:name="P72" style:family="paragraph" style:parent-style-name="Text_20_body">
      <style:text-properties officeooo:rsid="00e75aa1" officeooo:paragraph-rsid="00e75aa1"/>
    </style:style>
    <style:style style:name="P73" style:family="paragraph" style:parent-style-name="Text_20_body">
      <style:text-properties officeooo:paragraph-rsid="00e75aa1"/>
    </style:style>
    <style:style style:name="P74" style:family="paragraph" style:parent-style-name="Text_20_body">
      <style:text-properties officeooo:paragraph-rsid="00ed7397"/>
    </style:style>
    <style:style style:name="P75" style:family="paragraph" style:parent-style-name="Text_20_body">
      <style:text-properties officeooo:rsid="01103a41" officeooo:paragraph-rsid="010e8cb6"/>
    </style:style>
    <style:style style:name="P76" style:family="paragraph" style:parent-style-name="Text_20_body">
      <style:text-properties officeooo:rsid="010bcaea" officeooo:paragraph-rsid="010e8cb6"/>
    </style:style>
    <style:style style:name="P77" style:family="paragraph" style:parent-style-name="Text_20_body">
      <style:text-properties officeooo:rsid="010c8c99" officeooo:paragraph-rsid="010e8cb6"/>
    </style:style>
    <style:style style:name="P78" style:family="paragraph" style:parent-style-name="Text_20_body">
      <style:text-properties officeooo:rsid="010e4345" officeooo:paragraph-rsid="010e8cb6"/>
    </style:style>
    <style:style style:name="P79" style:family="paragraph" style:parent-style-name="Text_20_body">
      <style:text-properties officeooo:rsid="01100d58" officeooo:paragraph-rsid="010e8cb6"/>
    </style:style>
    <style:style style:name="P80" style:family="paragraph" style:parent-style-name="Text_20_body">
      <style:text-properties officeooo:paragraph-rsid="010e8cb6"/>
    </style:style>
    <style:style style:name="P81" style:family="paragraph" style:parent-style-name="Text_20_body">
      <style:text-properties officeooo:paragraph-rsid="010f3b0e"/>
    </style:style>
    <style:style style:name="P82" style:family="paragraph" style:parent-style-name="Text_20_body">
      <style:text-properties fo:font-weight="bold" officeooo:rsid="010f3b0e" officeooo:paragraph-rsid="010f3b0e" style:font-weight-asian="bold" style:font-weight-complex="bold"/>
    </style:style>
    <style:style style:name="P83" style:family="paragraph" style:parent-style-name="Text_20_body">
      <style:text-properties officeooo:rsid="01126296" officeooo:paragraph-rsid="01126296"/>
    </style:style>
    <style:style style:name="P84" style:family="paragraph" style:parent-style-name="Text_20_body">
      <style:text-properties officeooo:rsid="01131987" officeooo:paragraph-rsid="01126296"/>
    </style:style>
    <style:style style:name="P85" style:family="paragraph" style:parent-style-name="Text_20_body">
      <style:text-properties officeooo:paragraph-rsid="01131987"/>
    </style:style>
    <style:style style:name="P86" style:family="paragraph" style:parent-style-name="Text_20_body">
      <style:text-properties officeooo:paragraph-rsid="011521ae"/>
    </style:style>
    <style:style style:name="P87" style:family="paragraph" style:parent-style-name="Text_20_body">
      <style:text-properties officeooo:rsid="0062dff0" officeooo:paragraph-rsid="0062dff0"/>
    </style:style>
    <style:style style:name="P88" style:family="paragraph" style:parent-style-name="Text_20_body">
      <style:text-properties officeooo:rsid="0062dff0" officeooo:paragraph-rsid="006401b5"/>
    </style:style>
    <style:style style:name="P89" style:family="paragraph" style:parent-style-name="Text_20_body">
      <style:text-properties officeooo:rsid="0116838a" officeooo:paragraph-rsid="0116838a"/>
    </style:style>
    <style:style style:name="P90" style:family="paragraph" style:parent-style-name="Text_20_body">
      <style:text-properties officeooo:rsid="0116838a" officeooo:paragraph-rsid="01dbdda0"/>
    </style:style>
    <style:style style:name="P91" style:family="paragraph" style:parent-style-name="Text_20_body">
      <style:text-properties officeooo:rsid="0117a9af" officeooo:paragraph-rsid="0117a9af"/>
    </style:style>
    <style:style style:name="P92" style:family="paragraph" style:parent-style-name="Text_20_body">
      <style:text-properties officeooo:rsid="011a526c" officeooo:paragraph-rsid="011a526c"/>
    </style:style>
    <style:style style:name="P93" style:family="paragraph" style:parent-style-name="Text_20_body">
      <style:text-properties officeooo:rsid="01c643f2" officeooo:paragraph-rsid="01cd6e28"/>
    </style:style>
    <style:style style:name="P94" style:family="paragraph" style:parent-style-name="Text_20_body">
      <style:text-properties officeooo:rsid="01caba7c" officeooo:paragraph-rsid="01cd6e28"/>
    </style:style>
    <style:style style:name="P95" style:family="paragraph" style:parent-style-name="Text_20_body">
      <style:text-properties officeooo:rsid="01cb665e" officeooo:paragraph-rsid="01cd6e28"/>
    </style:style>
    <style:style style:name="P96" style:family="paragraph" style:parent-style-name="Text_20_body">
      <style:text-properties officeooo:paragraph-rsid="01cd6e28"/>
    </style:style>
    <style:style style:name="P97" style:family="paragraph" style:parent-style-name="Text_20_body">
      <style:text-properties officeooo:rsid="01d1fdca" officeooo:paragraph-rsid="01d1fdca"/>
    </style:style>
    <style:style style:name="P98" style:family="paragraph" style:parent-style-name="Text_20_body">
      <style:text-properties officeooo:rsid="01d661e1" officeooo:paragraph-rsid="01d661e1"/>
    </style:style>
    <style:style style:name="P99" style:family="paragraph" style:parent-style-name="Text_20_body">
      <style:text-properties officeooo:rsid="01d73908" officeooo:paragraph-rsid="01d73908"/>
    </style:style>
    <style:style style:name="P100" style:family="paragraph" style:parent-style-name="Text_20_body">
      <style:text-properties officeooo:rsid="01da5e4c" officeooo:paragraph-rsid="01da5e4c"/>
    </style:style>
    <style:style style:name="P101" style:family="paragraph" style:parent-style-name="Text_20_body">
      <style:text-properties officeooo:paragraph-rsid="01193627"/>
    </style:style>
    <style:style style:name="P102" style:family="paragraph" style:parent-style-name="Text_20_body">
      <style:text-properties officeooo:paragraph-rsid="01dabe2c"/>
    </style:style>
    <style:style style:name="P103" style:family="paragraph" style:parent-style-name="Text_20_body">
      <style:text-properties officeooo:rsid="01dbdda0" officeooo:paragraph-rsid="01dbdda0"/>
    </style:style>
    <style:style style:name="P104" style:family="paragraph" style:parent-style-name="Text_20_body">
      <style:text-properties officeooo:rsid="01de7790" officeooo:paragraph-rsid="01de7790"/>
    </style:style>
    <style:style style:name="P105" style:family="paragraph" style:parent-style-name="Text_20_body">
      <style:text-properties officeooo:paragraph-rsid="01de7790"/>
    </style:style>
    <style:style style:name="P106" style:family="paragraph" style:parent-style-name="Text_20_body">
      <style:text-properties officeooo:rsid="01e05241" officeooo:paragraph-rsid="01e05241"/>
    </style:style>
    <style:style style:name="P107" style:family="paragraph" style:parent-style-name="Text_20_body">
      <style:text-properties officeooo:rsid="01e32460" officeooo:paragraph-rsid="01e32460"/>
    </style:style>
    <style:style style:name="P108" style:family="paragraph" style:parent-style-name="Text_20_body">
      <style:text-properties officeooo:rsid="02ba4349" officeooo:paragraph-rsid="02ba4349"/>
    </style:style>
    <style:style style:name="P109" style:family="paragraph" style:parent-style-name="Text_20_body">
      <style:text-properties officeooo:rsid="02bc15c9" officeooo:paragraph-rsid="02bc15c9"/>
    </style:style>
    <style:style style:name="P110" style:family="paragraph" style:parent-style-name="Preformatted_20_Text">
      <style:text-properties officeooo:paragraph-rsid="001dc413"/>
    </style:style>
    <style:style style:name="P111" style:family="paragraph" style:parent-style-name="Preformatted_20_Text">
      <style:text-properties officeooo:rsid="001dc413" officeooo:paragraph-rsid="001dc413"/>
    </style:style>
    <style:style style:name="P112" style:family="paragraph" style:parent-style-name="Preformatted_20_Text">
      <style:text-properties style:text-underline-style="none"/>
    </style:style>
    <style:style style:name="P113" style:family="paragraph" style:parent-style-name="Preformatted_20_Text">
      <style:text-properties officeooo:paragraph-rsid="0027cdf3"/>
    </style:style>
    <style:style style:name="P114" style:family="paragraph" style:parent-style-name="Preformatted_20_Text">
      <style:text-properties officeooo:rsid="0027cdf3" officeooo:paragraph-rsid="0027cdf3"/>
    </style:style>
    <style:style style:name="P115" style:family="paragraph" style:parent-style-name="Preformatted_20_Text">
      <style:text-properties officeooo:rsid="002bcced" officeooo:paragraph-rsid="002bcced"/>
    </style:style>
    <style:style style:name="P116" style:family="paragraph" style:parent-style-name="Preformatted_20_Text">
      <style:text-properties officeooo:paragraph-rsid="0048db8a"/>
    </style:style>
    <style:style style:name="P117" style:family="paragraph" style:parent-style-name="Preformatted_20_Text">
      <style:text-properties officeooo:paragraph-rsid="004d3dcc"/>
    </style:style>
    <style:style style:name="P118" style:family="paragraph" style:parent-style-name="Preformatted_20_Text">
      <style:text-properties fo:font-size="8pt" style:font-size-asian="8pt" style:font-size-complex="8pt"/>
    </style:style>
    <style:style style:name="P119" style:family="paragraph" style:parent-style-name="Preformatted_20_Text">
      <style:text-properties fo:font-size="8pt" officeooo:paragraph-rsid="00a0dc14" style:font-size-asian="8pt" style:font-size-complex="8pt"/>
    </style:style>
    <style:style style:name="P120" style:family="paragraph" style:parent-style-name="Preformatted_20_Text">
      <style:text-properties fo:font-size="8pt" officeooo:paragraph-rsid="00a31e95" style:font-size-asian="8pt" style:font-size-complex="8pt"/>
    </style:style>
    <style:style style:name="P121" style:family="paragraph" style:parent-style-name="Preformatted_20_Text">
      <style:text-properties fo:font-size="8pt" officeooo:paragraph-rsid="010ccdf9" style:font-size-asian="8pt" style:font-size-complex="8pt"/>
    </style:style>
    <style:style style:name="P122" style:family="paragraph" style:parent-style-name="Preformatted_20_Text">
      <style:text-properties officeooo:paragraph-rsid="0092920b"/>
    </style:style>
    <style:style style:name="P123" style:family="paragraph" style:parent-style-name="Preformatted_20_Text">
      <style:text-properties officeooo:rsid="0092920b" officeooo:paragraph-rsid="0092920b"/>
    </style:style>
    <style:style style:name="P124" style:family="paragraph" style:parent-style-name="Preformatted_20_Text">
      <style:text-properties officeooo:rsid="00c4e026" officeooo:paragraph-rsid="00c4e026"/>
    </style:style>
    <style:style style:name="P125" style:family="paragraph" style:parent-style-name="Preformatted_20_Text">
      <style:text-properties officeooo:rsid="00c850b3" officeooo:paragraph-rsid="00c850b3"/>
    </style:style>
    <style:style style:name="P126" style:family="paragraph" style:parent-style-name="Preformatted_20_Text">
      <style:text-properties fo:font-weight="normal" style:font-weight-asian="normal" style:font-weight-complex="normal"/>
    </style:style>
    <style:style style:name="P127" style:family="paragraph" style:parent-style-name="Preformatted_20_Text">
      <style:text-properties fo:font-weight="bold" style:font-weight-asian="bold" style:font-weight-complex="bold"/>
    </style:style>
    <style:style style:name="P128" style:family="paragraph" style:parent-style-name="Preformatted_20_Text">
      <style:text-properties officeooo:rsid="010ba7b9" officeooo:paragraph-rsid="010ba7b9"/>
    </style:style>
    <style:style style:name="P129" style:family="paragraph" style:parent-style-name="Preformatted_20_Text">
      <style:text-properties fo:font-size="9pt" style:font-size-asian="9pt" style:font-size-complex="9pt"/>
    </style:style>
    <style:style style:name="P130" style:family="paragraph" style:parent-style-name="Preformatted_20_Text">
      <style:text-properties fo:font-size="9pt" officeooo:paragraph-rsid="00a0dc14" style:font-size-asian="9pt" style:font-size-complex="9pt"/>
    </style:style>
    <style:style style:name="P131" style:family="paragraph" style:parent-style-name="Preformatted_20_Text">
      <style:text-properties officeooo:paragraph-rsid="010e8cb6"/>
    </style:style>
    <style:style style:name="P132" style:family="paragraph" style:parent-style-name="Preformatted_20_Text">
      <style:text-properties officeooo:paragraph-rsid="0117a9af"/>
    </style:style>
    <style:style style:name="P133" style:family="paragraph" style:parent-style-name="Preformatted_20_Text">
      <style:text-properties officeooo:rsid="006061e9" officeooo:paragraph-rsid="01cd6e28"/>
    </style:style>
    <style:style style:name="P134" style:family="paragraph" style:parent-style-name="Preformatted_20_Text">
      <style:text-properties officeooo:paragraph-rsid="01cd6e28"/>
    </style:style>
    <style:style style:name="P135" style:family="paragraph" style:parent-style-name="Preformatted_20_Text">
      <style:text-properties officeooo:paragraph-rsid="01cef6f3"/>
    </style:style>
    <style:style style:name="P136" style:family="paragraph" style:parent-style-name="Preformatted_20_Text">
      <style:text-properties officeooo:paragraph-rsid="01dabe2c"/>
    </style:style>
    <style:style style:name="P137"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38" style:family="paragraph" style:parent-style-name="Preformatted_20_Text">
      <style:text-properties officeooo:rsid="01e05241" officeooo:paragraph-rsid="01e05241"/>
    </style:style>
    <style:style style:name="P139" style:family="paragraph" style:parent-style-name="Preformatted_20_Text">
      <style:text-properties officeooo:rsid="01dabe2c" officeooo:paragraph-rsid="01de7790"/>
    </style:style>
    <style:style style:name="P140"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41" style:family="paragraph" style:parent-style-name="Standard">
      <style:text-properties officeooo:rsid="001e30f4" officeooo:paragraph-rsid="002bcced"/>
    </style:style>
    <style:style style:name="P142" style:family="paragraph" style:parent-style-name="Standard">
      <style:text-properties officeooo:rsid="00203c5b" officeooo:paragraph-rsid="002bcced"/>
    </style:style>
    <style:style style:name="P143" style:family="paragraph" style:parent-style-name="Standard">
      <style:text-properties officeooo:rsid="00203c5b" officeooo:paragraph-rsid="003a7f2b"/>
    </style:style>
    <style:style style:name="P144" style:family="paragraph" style:parent-style-name="Standard">
      <style:text-properties officeooo:rsid="00203c5b" officeooo:paragraph-rsid="007abaec"/>
    </style:style>
    <style:style style:name="P145"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46"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47"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48"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49"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50"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51"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52" style:family="paragraph" style:parent-style-name="Standard">
      <style:text-properties fo:font-style="normal" officeooo:rsid="01cd6e28" officeooo:paragraph-rsid="01cd6e28" style:font-style-asian="normal" style:font-style-complex="normal"/>
    </style:style>
    <style:style style:name="P153"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54"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55" style:family="paragraph" style:parent-style-name="Standard">
      <style:text-properties officeooo:rsid="007abaec" officeooo:paragraph-rsid="007abaec"/>
    </style:style>
    <style:style style:name="P156" style:family="paragraph" style:parent-style-name="Standard">
      <style:text-properties officeooo:rsid="010e4345" officeooo:paragraph-rsid="010e8cb6"/>
    </style:style>
    <style:style style:name="P157" style:family="paragraph" style:parent-style-name="Standard">
      <style:text-properties officeooo:paragraph-rsid="010e8cb6"/>
    </style:style>
    <style:style style:name="P158" style:family="paragraph" style:parent-style-name="Standard">
      <style:text-properties officeooo:paragraph-rsid="007abaec"/>
    </style:style>
    <style:style style:name="P159" style:family="paragraph" style:parent-style-name="Standard">
      <style:text-properties officeooo:rsid="01c70189" officeooo:paragraph-rsid="01cd6e28"/>
    </style:style>
    <style:style style:name="P160" style:family="paragraph" style:parent-style-name="Standard">
      <style:text-properties officeooo:paragraph-rsid="01cd6e28"/>
    </style:style>
    <style:style style:name="P161" style:family="paragraph" style:parent-style-name="Standard">
      <style:text-properties officeooo:rsid="01cd6e28" officeooo:paragraph-rsid="01cd6e28"/>
    </style:style>
    <style:style style:name="P162" style:family="paragraph" style:parent-style-name="Standard">
      <style:text-properties officeooo:rsid="01cef6f3" officeooo:paragraph-rsid="01cef6f3"/>
    </style:style>
    <style:style style:name="P163" style:family="paragraph" style:parent-style-name="Standard">
      <style:text-properties officeooo:rsid="01d1fdca" officeooo:paragraph-rsid="01d1fdca"/>
    </style:style>
    <style:style style:name="P164" style:family="paragraph" style:parent-style-name="Standard">
      <style:text-properties officeooo:rsid="01dabe2c" officeooo:paragraph-rsid="01dabe2c"/>
    </style:style>
    <style:style style:name="P165" style:family="paragraph" style:parent-style-name="Standard">
      <style:text-properties fo:font-weight="bold" officeooo:rsid="01dda5b3" officeooo:paragraph-rsid="01dda5b3" style:font-weight-asian="bold" style:font-weight-complex="bold"/>
    </style:style>
    <style:style style:name="P166" style:family="paragraph" style:parent-style-name="Heading">
      <style:text-properties officeooo:rsid="00c5b75a" officeooo:paragraph-rsid="00c5b75a"/>
    </style:style>
    <style:style style:name="P167" style:family="paragraph" style:parent-style-name="Heading">
      <style:text-properties officeooo:paragraph-rsid="01cd6e28"/>
    </style:style>
    <style:style style:name="P168" style:family="paragraph" style:parent-style-name="Heading">
      <style:text-properties officeooo:rsid="01caba7c" officeooo:paragraph-rsid="01cd6e28"/>
    </style:style>
    <style:style style:name="P169" style:family="paragraph" style:parent-style-name="Heading">
      <style:text-properties officeooo:rsid="01de7790" officeooo:paragraph-rsid="01de7790"/>
    </style:style>
    <style:style style:name="P170" style:family="paragraph" style:parent-style-name="Heading">
      <style:text-properties officeooo:paragraph-rsid="01de7790"/>
    </style:style>
    <style:style style:name="P171"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72" style:family="paragraph" style:parent-style-name="Subtitle">
      <style:text-properties officeooo:paragraph-rsid="00dafe96"/>
    </style:style>
    <style:style style:name="P173" style:family="paragraph" style:parent-style-name="Heading">
      <style:text-properties officeooo:paragraph-rsid="02c1b43e"/>
    </style:style>
    <style:style style:name="P174" style:family="paragraph" style:parent-style-name="Heading_20_1">
      <style:text-properties officeooo:rsid="001c18ac" officeooo:paragraph-rsid="001c18ac"/>
    </style:style>
    <style:style style:name="P175" style:family="paragraph" style:parent-style-name="Heading_20_1">
      <style:text-properties officeooo:rsid="01e05241" officeooo:paragraph-rsid="01e05241"/>
    </style:style>
    <style:style style:name="P176" style:family="paragraph" style:parent-style-name="Heading_20_1">
      <style:text-properties officeooo:rsid="02bc15c9" officeooo:paragraph-rsid="02bc15c9"/>
    </style:style>
    <style:style style:name="P177" style:family="paragraph" style:parent-style-name="Heading_20_1">
      <style:text-properties officeooo:rsid="00278888" officeooo:paragraph-rsid="00278888"/>
    </style:style>
    <style:style style:name="P178" style:family="paragraph" style:parent-style-name="Heading_20_2">
      <style:text-properties officeooo:rsid="00989354" officeooo:paragraph-rsid="00989354"/>
    </style:style>
    <style:style style:name="P179" style:family="paragraph" style:parent-style-name="Heading_20_2">
      <style:text-properties officeooo:rsid="001dc413" officeooo:paragraph-rsid="001dc413"/>
    </style:style>
    <style:style style:name="P180" style:family="paragraph" style:parent-style-name="Heading_20_2">
      <style:text-properties officeooo:rsid="00278888" officeooo:paragraph-rsid="00278888"/>
    </style:style>
    <style:style style:name="P181" style:family="paragraph" style:parent-style-name="Heading_20_2">
      <style:text-properties officeooo:rsid="004de9a5" officeooo:paragraph-rsid="004de9a5"/>
    </style:style>
    <style:style style:name="P182" style:family="paragraph" style:parent-style-name="Heading_20_2">
      <style:text-properties officeooo:rsid="00cbda9c" officeooo:paragraph-rsid="00cbda9c"/>
    </style:style>
    <style:style style:name="P183" style:family="paragraph" style:parent-style-name="Heading_20_2">
      <style:text-properties officeooo:rsid="010bcaea" officeooo:paragraph-rsid="010e8cb6"/>
    </style:style>
    <style:style style:name="P184" style:family="paragraph" style:parent-style-name="Heading_20_3">
      <style:text-properties officeooo:rsid="00c0eb4b" officeooo:paragraph-rsid="00c0eb4b"/>
    </style:style>
    <style:style style:name="P185" style:family="paragraph" style:parent-style-name="Heading_20_3">
      <style:text-properties officeooo:rsid="00ca0d2c" officeooo:paragraph-rsid="00ca0d2c"/>
    </style:style>
    <style:style style:name="P186" style:family="paragraph" style:parent-style-name="Heading_20_3">
      <style:text-properties officeooo:rsid="01e32460" officeooo:paragraph-rsid="01e32460"/>
    </style:style>
    <style:style style:name="P187" style:family="paragraph" style:parent-style-name="Heading_20_3">
      <style:text-properties officeooo:rsid="01e05241" officeooo:paragraph-rsid="01e05241"/>
    </style:style>
    <style:style style:name="P188" style:family="paragraph" style:parent-style-name="Heading_20_3">
      <style:text-properties officeooo:rsid="01100d58" officeooo:paragraph-rsid="010e8cb6"/>
    </style:style>
    <style:style style:name="P189" style:family="paragraph" style:parent-style-name="Heading_20_3">
      <style:text-properties officeooo:paragraph-rsid="010e8cb6"/>
    </style:style>
    <style:style style:name="P190" style:family="paragraph" style:parent-style-name="Heading_20_3">
      <style:text-properties officeooo:rsid="01103a41" officeooo:paragraph-rsid="010e8cb6"/>
    </style:style>
    <style:style style:name="P191" style:family="paragraph" style:parent-style-name="Heading_20_3">
      <style:text-properties officeooo:rsid="0027cdf3" officeooo:paragraph-rsid="0027cdf3"/>
    </style:style>
    <style:style style:name="P192" style:family="paragraph" style:parent-style-name="Heading_20_3">
      <style:text-properties officeooo:paragraph-rsid="005fde75"/>
    </style:style>
    <style:style style:name="P193" style:family="paragraph" style:parent-style-name="Heading_20_3">
      <style:text-properties officeooo:paragraph-rsid="01cd6e28"/>
    </style:style>
    <style:style style:name="P194" style:family="paragraph" style:parent-style-name="Heading_20_3">
      <style:text-properties officeooo:rsid="02c1b43e" officeooo:paragraph-rsid="02c1b43e"/>
    </style:style>
    <style:style style:name="P195" style:family="paragraph" style:parent-style-name="Preformatted_20_Text">
      <style:text-properties officeooo:paragraph-rsid="02c1b43e"/>
    </style:style>
    <style:style style:name="P196" style:family="paragraph" style:parent-style-name="Text_20_body" style:list-style-name="L1">
      <style:text-properties officeooo:rsid="00a3845b" officeooo:paragraph-rsid="00a3845b"/>
    </style:style>
    <style:style style:name="P197" style:family="paragraph" style:parent-style-name="Text_20_body" style:list-style-name="L1">
      <style:text-properties fo:font-style="italic" officeooo:rsid="00a3845b" officeooo:paragraph-rsid="00a3845b" style:font-style-asian="italic" style:font-style-complex="italic"/>
    </style:style>
    <style:style style:name="P198" style:family="paragraph" style:parent-style-name="Text_20_body" style:list-style-name="L2">
      <style:text-properties officeooo:rsid="00a92964" officeooo:paragraph-rsid="00a92964"/>
    </style:style>
    <style:style style:name="P199" style:family="paragraph" style:parent-style-name="Text_20_body" style:list-style-name="L3">
      <style:text-properties officeooo:rsid="00a92964" officeooo:paragraph-rsid="00a92964"/>
    </style:style>
    <style:style style:name="P200" style:family="paragraph" style:parent-style-name="Text_20_body" style:list-style-name="L3">
      <style:text-properties officeooo:rsid="00a92964" officeooo:paragraph-rsid="00aacc78"/>
    </style:style>
    <style:style style:name="P201" style:family="paragraph" style:parent-style-name="Text_20_body" style:list-style-name="L3">
      <style:text-properties fo:font-style="normal" officeooo:rsid="00a92964" officeooo:paragraph-rsid="00a92964" style:font-style-asian="normal" style:font-style-complex="normal"/>
    </style:style>
    <style:style style:name="P202"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203" style:family="paragraph" style:parent-style-name="Text_20_body" style:list-style-name="L4">
      <style:text-properties officeooo:rsid="01e05241" officeooo:paragraph-rsid="01e05241"/>
    </style:style>
    <style:style style:name="P204" style:family="paragraph" style:parent-style-name="Text_20_body">
      <style:text-properties officeooo:rsid="01e05241" officeooo:paragraph-rsid="01e05241"/>
    </style:style>
    <style:style style:name="P205" style:family="paragraph" style:parent-style-name="Text_20_body" style:list-style-name="L5">
      <style:text-properties officeooo:paragraph-rsid="02ba4349"/>
    </style:style>
    <style:style style:name="P206" style:family="paragraph" style:parent-style-name="Text_20_body" style:list-style-name="L5">
      <style:text-properties officeooo:rsid="02ba4349" officeooo:paragraph-rsid="02ba4349"/>
    </style:style>
    <style:style style:name="P207" style:family="paragraph" style:parent-style-name="Text_20_body" style:list-style-name="L6">
      <style:text-properties officeooo:paragraph-rsid="0117a9af"/>
    </style:style>
    <style:style style:name="P208" style:family="paragraph" style:parent-style-name="Text_20_body" style:list-style-name="L6">
      <style:text-properties officeooo:rsid="0117a9af" officeooo:paragraph-rsid="0117a9af"/>
    </style:style>
    <style:style style:name="P209" style:family="paragraph" style:parent-style-name="Text_20_body">
      <style:text-properties officeooo:rsid="02c1b43e" officeooo:paragraph-rsid="02c1b43e"/>
    </style:style>
    <style:style style:name="P210" style:family="paragraph" style:parent-style-name="Text_20_body">
      <style:text-properties officeooo:paragraph-rsid="02c1b43e"/>
    </style:style>
    <style:style style:name="P211" style:family="paragraph" style:parent-style-name="Text_20_body">
      <style:text-properties officeooo:rsid="01d3af62" officeooo:paragraph-rsid="01d3af62"/>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534df4" style:font-style-asian="italic" style:font-weight-asian="bold" style:font-style-complex="italic" style:font-weight-complex="bold"/>
    </style:style>
    <style:style style:name="T32" style:family="text">
      <style:text-properties fo:font-style="italic" fo:font-weight="bold" officeooo:rsid="00203c5b"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3a7f2b" style:font-style-asian="italic" style:font-weight-asian="normal" style:font-style-complex="italic" style:font-weight-complex="normal"/>
    </style:style>
    <style:style style:name="T35" style:family="text">
      <style:text-properties fo:font-style="italic" fo:font-weight="normal" officeooo:rsid="0110f9a0"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048db8a" style:font-style-asian="normal" style:font-style-complex="normal"/>
    </style:style>
    <style:style style:name="T38" style:family="text">
      <style:text-properties fo:font-style="normal" officeooo:rsid="00497a50" style:font-style-asian="normal" style:font-style-complex="normal"/>
    </style:style>
    <style:style style:name="T39" style:family="text">
      <style:text-properties fo:font-style="normal" officeooo:rsid="004b844b" style:font-style-asian="normal" style:font-style-complex="normal"/>
    </style:style>
    <style:style style:name="T40" style:family="text">
      <style:text-properties fo:font-style="normal" officeooo:rsid="0039a713" style:font-style-asian="normal" style:font-style-complex="normal"/>
    </style:style>
    <style:style style:name="T41" style:family="text">
      <style:text-properties fo:font-style="normal" officeooo:rsid="004faa6a" style:font-style-asian="normal" style:font-style-complex="normal"/>
    </style:style>
    <style:style style:name="T42" style:family="text">
      <style:text-properties fo:font-style="normal" officeooo:rsid="005aa345" style:font-style-asian="normal" style:font-style-complex="normal"/>
    </style:style>
    <style:style style:name="T43" style:family="text">
      <style:text-properties fo:font-style="normal" officeooo:rsid="0092920b" style:font-style-asian="normal" style:font-style-complex="normal"/>
    </style:style>
    <style:style style:name="T44" style:family="text">
      <style:text-properties fo:font-style="normal" officeooo:rsid="009eb17b" style:font-style-asian="normal" style:font-style-complex="normal"/>
    </style:style>
    <style:style style:name="T45" style:family="text">
      <style:text-properties fo:font-style="normal" officeooo:rsid="00a31e95" style:font-style-asian="normal" style:font-style-complex="normal"/>
    </style:style>
    <style:style style:name="T46" style:family="text">
      <style:text-properties fo:font-style="normal" officeooo:rsid="00a42303" style:font-style-asian="normal" style:font-style-complex="normal"/>
    </style:style>
    <style:style style:name="T47" style:family="text">
      <style:text-properties fo:font-style="normal" officeooo:rsid="00a58dd0" style:font-style-asian="normal" style:font-style-complex="normal"/>
    </style:style>
    <style:style style:name="T48" style:family="text">
      <style:text-properties fo:font-style="normal" officeooo:rsid="00a94ec5" style:font-style-asian="normal" style:font-style-complex="normal"/>
    </style:style>
    <style:style style:name="T49" style:family="text">
      <style:text-properties fo:font-style="normal" officeooo:rsid="00aacc78" style:font-style-asian="normal" style:font-style-complex="normal"/>
    </style:style>
    <style:style style:name="T50" style:family="text">
      <style:text-properties fo:font-style="normal" officeooo:rsid="00ac5888" style:font-style-asian="normal" style:font-style-complex="normal"/>
    </style:style>
    <style:style style:name="T51" style:family="text">
      <style:text-properties fo:font-style="normal" officeooo:rsid="00af8b98" style:font-style-asian="normal" style:font-style-complex="normal"/>
    </style:style>
    <style:style style:name="T52" style:family="text">
      <style:text-properties fo:font-style="normal" officeooo:rsid="00b32834" style:font-style-asian="normal" style:font-style-complex="normal"/>
    </style:style>
    <style:style style:name="T53" style:family="text">
      <style:text-properties fo:font-style="normal" officeooo:rsid="00c32952" style:font-style-asian="normal" style:font-style-complex="normal"/>
    </style:style>
    <style:style style:name="T54" style:family="text">
      <style:text-properties fo:font-style="normal" officeooo:rsid="00c850b3" style:font-style-asian="normal" style:font-style-complex="normal"/>
    </style:style>
    <style:style style:name="T55" style:family="text">
      <style:text-properties fo:font-style="normal" officeooo:rsid="00ca0d2c" style:font-style-asian="normal" style:font-style-complex="normal"/>
    </style:style>
    <style:style style:name="T56" style:family="text">
      <style:text-properties fo:font-style="normal" officeooo:rsid="00d264e0" style:font-style-asian="normal" style:font-style-complex="normal"/>
    </style:style>
    <style:style style:name="T57" style:family="text">
      <style:text-properties fo:font-style="normal" officeooo:rsid="00d366ad" style:font-style-asian="normal" style:font-style-complex="normal"/>
    </style:style>
    <style:style style:name="T58" style:family="text">
      <style:text-properties fo:font-style="normal" officeooo:rsid="00d3ffe8" style:font-style-asian="normal" style:font-style-complex="normal"/>
    </style:style>
    <style:style style:name="T59" style:family="text">
      <style:text-properties fo:font-style="normal" officeooo:rsid="00d72f4d" style:font-style-asian="normal" style:font-style-complex="normal"/>
    </style:style>
    <style:style style:name="T60" style:family="text">
      <style:text-properties fo:font-style="normal" officeooo:rsid="00de46b7" style:font-style-asian="normal" style:font-style-complex="normal"/>
    </style:style>
    <style:style style:name="T61" style:family="text">
      <style:text-properties fo:font-style="normal" officeooo:rsid="00e2d5a2" style:font-style-asian="normal" style:font-style-complex="normal"/>
    </style:style>
    <style:style style:name="T62" style:family="text">
      <style:text-properties fo:font-style="normal" officeooo:rsid="00e9c7a2" style:font-style-asian="normal" style:font-style-complex="normal"/>
    </style:style>
    <style:style style:name="T63" style:family="text">
      <style:text-properties fo:font-style="normal" officeooo:rsid="00eba207" style:font-style-asian="normal" style:font-style-complex="normal"/>
    </style:style>
    <style:style style:name="T64" style:family="text">
      <style:text-properties fo:font-style="normal" officeooo:rsid="010c8c99" style:font-style-asian="normal" style:font-style-complex="normal"/>
    </style:style>
    <style:style style:name="T65" style:family="text">
      <style:text-properties fo:font-style="normal" officeooo:rsid="010e4345" style:font-style-asian="normal" style:font-style-complex="normal"/>
    </style:style>
    <style:style style:name="T66" style:family="text">
      <style:text-properties fo:font-style="normal" officeooo:rsid="010f3b0e" style:font-style-asian="normal" style:font-style-complex="normal"/>
    </style:style>
    <style:style style:name="T67" style:family="text">
      <style:text-properties fo:font-style="normal" officeooo:rsid="01126296" style:font-style-asian="normal" style:font-style-complex="normal"/>
    </style:style>
    <style:style style:name="T68" style:family="text">
      <style:text-properties fo:font-style="normal" officeooo:rsid="011521ae" style:font-style-asian="normal" style:font-style-complex="normal"/>
    </style:style>
    <style:style style:name="T69" style:family="text">
      <style:text-properties fo:font-style="normal" officeooo:rsid="01cce54b" style:font-style-asian="normal" style:font-style-complex="normal"/>
    </style:style>
    <style:style style:name="T70" style:family="text">
      <style:text-properties fo:font-style="normal" officeooo:rsid="01c4b260" style:font-style-asian="normal" style:font-style-complex="normal"/>
    </style:style>
    <style:style style:name="T71" style:family="text">
      <style:text-properties fo:font-style="normal" officeooo:rsid="01d661e1" style:font-style-asian="normal" style:font-style-complex="normal"/>
    </style:style>
    <style:style style:name="T72" style:family="text">
      <style:text-properties fo:font-style="normal" officeooo:rsid="02ba5e3d"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2138ff" style:font-style-asian="normal" style:font-weight-asian="normal" style:font-style-complex="normal" style:font-weight-complex="normal"/>
    </style:style>
    <style:style style:name="T75" style:family="text">
      <style:text-properties fo:font-style="normal" fo:font-weight="normal" officeooo:rsid="003a7f2b" style:font-style-asian="normal" style:font-weight-asian="normal" style:font-style-complex="normal" style:font-weight-complex="normal"/>
    </style:style>
    <style:style style:name="T76" style:family="text">
      <style:text-properties fo:font-style="normal" fo:font-weight="normal" officeooo:rsid="004f77f4" style:font-style-asian="normal" style:font-weight-asian="normal" style:font-style-complex="normal" style:font-weight-complex="normal"/>
    </style:style>
    <style:style style:name="T77" style:family="text">
      <style:text-properties fo:font-style="normal" fo:font-weight="normal" officeooo:rsid="004fb653" style:font-style-asian="normal" style:font-weight-asian="normal" style:font-style-complex="normal" style:font-weight-complex="normal"/>
    </style:style>
    <style:style style:name="T78" style:family="text">
      <style:text-properties fo:font-style="normal" fo:font-weight="normal" officeooo:rsid="0050854f" style:font-style-asian="normal" style:font-weight-asian="normal" style:font-style-complex="normal" style:font-weight-complex="normal"/>
    </style:style>
    <style:style style:name="T79" style:family="text">
      <style:text-properties fo:font-style="normal" fo:font-weight="normal" officeooo:rsid="00534df4" style:font-style-asian="normal" style:font-weight-asian="normal" style:font-style-complex="normal" style:font-weight-complex="normal"/>
    </style:style>
    <style:style style:name="T80" style:family="text">
      <style:text-properties fo:font-style="normal" fo:font-weight="normal" officeooo:rsid="005aa345" style:font-style-asian="normal" style:font-weight-asian="normal" style:font-style-complex="normal" style:font-weight-complex="normal"/>
    </style:style>
    <style:style style:name="T81" style:family="text">
      <style:text-properties fo:font-style="normal" fo:font-weight="normal" officeooo:rsid="0079b304" style:font-style-asian="normal" style:font-weight-asian="normal" style:font-style-complex="normal" style:font-weight-complex="normal"/>
    </style:style>
    <style:style style:name="T82" style:family="text">
      <style:text-properties fo:font-style="normal" fo:font-weight="normal" officeooo:rsid="0090b79e" style:font-style-asian="normal" style:font-weight-asian="normal" style:font-style-complex="normal" style:font-weight-complex="normal"/>
    </style:style>
    <style:style style:name="T83" style:family="text">
      <style:text-properties fo:font-style="normal" fo:font-weight="normal" officeooo:rsid="0094e0e0" style:font-style-asian="normal" style:font-weight-asian="normal" style:font-style-complex="normal" style:font-weight-complex="normal"/>
    </style:style>
    <style:style style:name="T84" style:family="text">
      <style:text-properties fo:font-style="normal" fo:font-weight="normal" officeooo:rsid="00a92964" style:font-style-asian="normal" style:font-weight-asian="normal" style:font-style-complex="normal" style:font-weight-complex="normal"/>
    </style:style>
    <style:style style:name="T85" style:family="text">
      <style:text-properties fo:font-style="normal" fo:font-weight="normal" officeooo:rsid="00cccf5a" style:font-style-asian="normal" style:font-weight-asian="normal" style:font-style-complex="normal" style:font-weight-complex="normal"/>
    </style:style>
    <style:style style:name="T86" style:family="text">
      <style:text-properties fo:font-style="normal" fo:font-weight="normal" officeooo:rsid="00d22927" style:font-style-asian="normal" style:font-weight-asian="normal" style:font-style-complex="normal" style:font-weight-complex="normal"/>
    </style:style>
    <style:style style:name="T87" style:family="text">
      <style:text-properties fo:font-style="normal" fo:font-weight="normal" officeooo:rsid="0110f9a0" style:font-style-asian="normal" style:font-weight-asian="normal" style:font-style-complex="normal" style:font-weight-complex="normal"/>
    </style:style>
    <style:style style:name="T88" style:family="text">
      <style:text-properties fo:font-style="normal" fo:font-weight="normal" officeooo:rsid="01134ef1" style:font-style-asian="normal" style:font-weight-asian="normal" style:font-style-complex="normal" style:font-weight-complex="normal"/>
    </style:style>
    <style:style style:name="T89" style:family="text">
      <style:text-properties fo:font-style="normal" fo:font-weight="normal" officeooo:rsid="01131987" style:font-style-asian="normal" style:font-weight-asian="normal" style:font-style-complex="normal" style:font-weight-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04f77f4" style:font-style-asian="normal" style:font-weight-asian="bold" style:font-style-complex="normal" style:font-weight-complex="bold"/>
    </style:style>
    <style:style style:name="T92" style:family="text">
      <style:text-properties fo:font-style="normal" fo:font-weight="bold" officeooo:rsid="005aa345" style:font-style-asian="normal" style:font-weight-asian="bold" style:font-style-complex="normal" style:font-weight-complex="bold"/>
    </style:style>
    <style:style style:name="T93" style:family="text">
      <style:text-properties fo:font-style="normal" fo:font-weight="bold" officeooo:rsid="00ac5888" style:font-style-asian="normal" style:font-weight-asian="bold" style:font-style-complex="normal" style:font-weight-complex="bold"/>
    </style:style>
    <style:style style:name="T94" style:family="text">
      <style:text-properties fo:font-style="normal" fo:font-weight="bold" officeooo:rsid="0110f9a0" style:font-style-asian="normal" style:font-weight-asian="bold" style:font-style-complex="normal" style:font-weight-complex="bold"/>
    </style:style>
    <style:style style:name="T95" style:family="text">
      <style:text-properties fo:font-style="normal" fo:font-weight="bold" officeooo:rsid="01134ef1" style:font-style-asian="normal" style:font-weight-asian="bold" style:font-style-complex="normal" style:font-weight-complex="bold"/>
    </style:style>
    <style:style style:name="T96" style:family="text">
      <style:text-properties fo:font-weight="bold" style:font-weight-asian="bold" style:font-weight-complex="bold"/>
    </style:style>
    <style:style style:name="T97" style:family="text">
      <style:text-properties fo:font-weight="bold" officeooo:rsid="00768a73" style:font-weight-asian="bold" style:font-weight-complex="bold"/>
    </style:style>
    <style:style style:name="T98" style:family="text">
      <style:text-properties fo:font-weight="bold" officeooo:rsid="00d941e2" style:font-weight-asian="bold" style:font-weight-complex="bold"/>
    </style:style>
    <style:style style:name="T99" style:family="text">
      <style:text-properties fo:font-weight="bold" officeooo:rsid="01de7790" style:font-weight-asian="bold" style:font-weight-complex="bold"/>
    </style:style>
    <style:style style:name="T100" style:family="text">
      <style:text-properties fo:font-weight="bold" officeooo:rsid="02ba4349" style:font-weight-asian="bold" style:font-weight-complex="bold"/>
    </style:style>
    <style:style style:name="T101" style:family="text">
      <style:text-properties fo:font-weight="bold" officeooo:rsid="02c47930" style:font-weight-asian="bold" style:font-weight-complex="bold"/>
    </style:style>
    <style:style style:name="T102" style:family="text">
      <style:text-properties fo:font-weight="normal" style:font-weight-asian="normal" style:font-weight-complex="normal"/>
    </style:style>
    <style:style style:name="T103" style:family="text">
      <style:text-properties fo:font-weight="normal" officeooo:rsid="00768a73" style:font-weight-asian="normal" style:font-weight-complex="normal"/>
    </style:style>
    <style:style style:name="T104" style:family="text">
      <style:text-properties fo:font-weight="normal" officeooo:rsid="01de7790" style:font-weight-asian="normal" style:font-weight-complex="normal"/>
    </style:style>
    <style:style style:name="T105" style:family="text">
      <style:text-properties fo:font-weight="normal" officeooo:rsid="02ba4349" style:font-weight-asian="normal" style:font-weight-complex="normal"/>
    </style:style>
    <style:style style:name="T106" style:family="text">
      <style:text-properties fo:font-weight="normal" officeooo:rsid="02c0b149" style:font-weight-asian="normal" style:font-weight-complex="normal"/>
    </style:style>
    <style:style style:name="T107" style:family="text">
      <style:text-properties fo:font-weight="normal" officeooo:rsid="02c15c36" style:font-weight-asian="normal" style:font-weight-complex="normal"/>
    </style:style>
    <style:style style:name="T108" style:family="text">
      <style:text-properties fo:font-weight="normal" officeooo:rsid="02c47930" style:font-weight-asian="normal" style:font-weight-complex="normal"/>
    </style:style>
    <style:style style:name="T109" style:family="text">
      <style:text-properties officeooo:rsid="0027cdf3"/>
    </style:style>
    <style:style style:name="T110" style:family="text">
      <style:text-properties officeooo:rsid="002bcced"/>
    </style:style>
    <style:style style:name="T111" style:family="text">
      <style:text-properties officeooo:rsid="00203c5b"/>
    </style:style>
    <style:style style:name="T112" style:family="text">
      <style:text-properties officeooo:rsid="00a77051"/>
    </style:style>
    <style:style style:name="T113" style:family="text">
      <style:text-properties fo:color="#000000" style:font-name="Liberation Mono1" fo:font-size="9pt" fo:font-style="normal" fo:font-weight="normal" style:font-style-asian="normal" style:font-weight-asian="normal" style:font-style-complex="normal" style:font-weight-complex="normal"/>
    </style:style>
    <style:style style:name="T114"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15"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17" style:family="text">
      <style:text-properties fo:color="#ffffff" style:text-underline-style="none" fo:font-weight="bold" style:font-weight-asian="bold" style:font-weight-complex="bold"/>
    </style:style>
    <style:style style:name="T118" style:family="text">
      <style:text-properties officeooo:rsid="003309b9"/>
    </style:style>
    <style:style style:name="T119" style:family="text">
      <style:text-properties officeooo:rsid="003a7f2b"/>
    </style:style>
    <style:style style:name="T120" style:family="text">
      <style:text-properties officeooo:rsid="0048db8a"/>
    </style:style>
    <style:style style:name="T121" style:family="text">
      <style:text-properties officeooo:rsid="00497a50"/>
    </style:style>
    <style:style style:name="T122" style:family="text">
      <style:text-properties officeooo:rsid="004991e6"/>
    </style:style>
    <style:style style:name="T123" style:family="text">
      <style:text-properties officeooo:rsid="004d3dcc"/>
    </style:style>
    <style:style style:name="T124" style:family="text">
      <style:text-properties officeooo:rsid="004de9a5"/>
    </style:style>
    <style:style style:name="T125" style:family="text">
      <style:text-properties officeooo:rsid="0050f624"/>
    </style:style>
    <style:style style:name="T126" style:family="text">
      <style:text-properties officeooo:rsid="00533de6"/>
    </style:style>
    <style:style style:name="T127" style:family="text">
      <style:text-properties officeooo:rsid="00534df4"/>
    </style:style>
    <style:style style:name="T128" style:family="text">
      <style:text-properties officeooo:rsid="0054cf04"/>
    </style:style>
    <style:style style:name="T129" style:family="text">
      <style:text-properties officeooo:rsid="006061e9"/>
    </style:style>
    <style:style style:name="T130" style:family="text">
      <style:text-properties officeooo:rsid="006243d5"/>
    </style:style>
    <style:style style:name="T131" style:family="text">
      <style:text-properties officeooo:rsid="006401b5"/>
    </style:style>
    <style:style style:name="T132" style:family="text">
      <style:text-properties officeooo:rsid="00667473"/>
    </style:style>
    <style:style style:name="T133" style:family="text">
      <style:text-properties officeooo:rsid="006b38e7"/>
    </style:style>
    <style:style style:name="T134" style:family="text">
      <style:text-properties officeooo:rsid="007096d6"/>
    </style:style>
    <style:style style:name="T135" style:family="text">
      <style:text-properties officeooo:rsid="00768a73"/>
    </style:style>
    <style:style style:name="T136" style:family="text">
      <style:text-properties officeooo:rsid="00778092"/>
    </style:style>
    <style:style style:name="T137" style:family="text">
      <style:text-properties officeooo:rsid="0079b304"/>
    </style:style>
    <style:style style:name="T138" style:family="text">
      <style:text-properties officeooo:rsid="007dfda2"/>
    </style:style>
    <style:style style:name="T139" style:family="text">
      <style:text-properties officeooo:rsid="008c3fc2"/>
    </style:style>
    <style:style style:name="T140" style:family="text">
      <style:text-properties officeooo:rsid="0090b79e"/>
    </style:style>
    <style:style style:name="T141" style:family="text">
      <style:text-properties officeooo:rsid="0091c55f"/>
    </style:style>
    <style:style style:name="T142" style:family="text">
      <style:text-properties officeooo:rsid="0092920b"/>
    </style:style>
    <style:style style:name="T143" style:family="text">
      <style:text-properties officeooo:rsid="00989354"/>
    </style:style>
    <style:style style:name="T144" style:family="text">
      <style:text-properties style:font-name="Liberation Mono" fo:font-size="10pt" style:font-size-asian="10pt" style:font-size-complex="10pt"/>
    </style:style>
    <style:style style:name="T145" style:family="text">
      <style:text-properties style:font-name="Liberation Mono" fo:font-size="10pt" officeooo:rsid="00203c5b" style:font-size-asian="10pt" style:font-size-complex="10pt"/>
    </style:style>
    <style:style style:name="T146" style:family="text">
      <style:text-properties style:font-name="Liberation Mono" fo:font-size="10pt" fo:font-weight="bold" style:font-size-asian="10pt" style:font-weight-asian="bold" style:font-size-complex="10pt" style:font-weight-complex="bold"/>
    </style:style>
    <style:style style:name="T14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8"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49"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50"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51" style:family="text">
      <style:text-properties officeooo:rsid="009f29f1"/>
    </style:style>
    <style:style style:name="T152" style:family="text">
      <style:text-properties officeooo:rsid="009feecd"/>
    </style:style>
    <style:style style:name="T153" style:family="text">
      <style:text-properties officeooo:rsid="00aff2fa"/>
    </style:style>
    <style:style style:name="T154" style:family="text">
      <style:text-properties officeooo:rsid="00b15c14"/>
    </style:style>
    <style:style style:name="T155" style:family="text">
      <style:text-properties officeooo:rsid="00b32834"/>
    </style:style>
    <style:style style:name="T156" style:family="text">
      <style:text-properties officeooo:rsid="00b6e0a7"/>
    </style:style>
    <style:style style:name="T157" style:family="text">
      <style:text-properties officeooo:rsid="00b829a7"/>
    </style:style>
    <style:style style:name="T158" style:family="text">
      <style:text-properties officeooo:rsid="00bac90b"/>
    </style:style>
    <style:style style:name="T159" style:family="text">
      <style:text-properties officeooo:rsid="00c17694"/>
    </style:style>
    <style:style style:name="T160" style:family="text">
      <style:text-properties officeooo:rsid="00c32952"/>
    </style:style>
    <style:style style:name="T161" style:family="text">
      <style:text-properties officeooo:rsid="00c5b75a"/>
    </style:style>
    <style:style style:name="T162" style:family="text">
      <style:text-properties officeooo:rsid="00c77751"/>
    </style:style>
    <style:style style:name="T163" style:family="text">
      <style:text-properties officeooo:rsid="00c850b3"/>
    </style:style>
    <style:style style:name="T164" style:family="text">
      <style:text-properties officeooo:rsid="00ca0d2c"/>
    </style:style>
    <style:style style:name="T165" style:family="text">
      <style:text-properties officeooo:rsid="00cd9113"/>
    </style:style>
    <style:style style:name="T166" style:family="text">
      <style:text-properties officeooo:rsid="00d264e0"/>
    </style:style>
    <style:style style:name="T167" style:family="text">
      <style:text-properties officeooo:rsid="00d62888"/>
    </style:style>
    <style:style style:name="T168" style:family="text">
      <style:text-properties officeooo:rsid="00d72f4d"/>
    </style:style>
    <style:style style:name="T169" style:family="text">
      <style:text-properties officeooo:rsid="00d941e2"/>
    </style:style>
    <style:style style:name="T170" style:family="text">
      <style:text-properties officeooo:rsid="00e4c55c"/>
    </style:style>
    <style:style style:name="T171" style:family="text">
      <style:text-properties officeooo:rsid="00e75aa1"/>
    </style:style>
    <style:style style:name="T172" style:family="text">
      <style:text-properties style:font-name="DejaVu Sans" fo:font-size="10pt" fo:font-style="normal" style:font-size-asian="10pt" style:font-style-asian="normal" style:font-size-complex="10pt" style:font-style-complex="normal"/>
    </style:style>
    <style:style style:name="T173" style:family="text">
      <style:text-properties officeooo:rsid="00ea774c"/>
    </style:style>
    <style:style style:name="T174" style:family="text">
      <style:text-properties officeooo:rsid="0110a27b"/>
    </style:style>
    <style:style style:name="T175" style:family="text">
      <style:text-properties officeooo:rsid="010e4345"/>
    </style:style>
    <style:style style:name="T176" style:family="text">
      <style:text-properties officeooo:rsid="01103a41"/>
    </style:style>
    <style:style style:name="T177" style:family="text">
      <style:text-properties officeooo:rsid="010f3b0e"/>
    </style:style>
    <style:style style:name="T178"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79"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80"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181" style:family="text">
      <style:text-properties officeooo:rsid="01126296"/>
    </style:style>
    <style:style style:name="T182" style:family="text">
      <style:text-properties officeooo:rsid="011521ae"/>
    </style:style>
    <style:style style:name="T183" style:family="text">
      <style:text-properties officeooo:rsid="0116838a"/>
    </style:style>
    <style:style style:name="T184" style:family="text">
      <style:text-properties officeooo:rsid="0117a9af"/>
    </style:style>
    <style:style style:name="T185" style:family="text">
      <style:text-properties officeooo:rsid="01193627"/>
    </style:style>
    <style:style style:name="T186" style:family="text">
      <style:text-properties officeooo:rsid="005fde75"/>
    </style:style>
    <style:style style:name="T187"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88" style:family="text">
      <style:text-properties style:font-name="Liberation Sans" fo:font-size="18pt" officeooo:rsid="01df4c87" style:font-name-asian="Noto Sans CJK SC" style:font-size-asian="18pt" style:font-name-complex="Lohit Devanagari" style:font-size-complex="18pt"/>
    </style:style>
    <style:style style:name="T189" style:family="text">
      <style:text-properties style:font-name="Liberation Sans" fo:font-size="14pt" officeooo:rsid="02c1b43e" style:font-name-asian="Noto Sans CJK SC" style:font-size-asian="14pt" style:font-name-complex="Lohit Devanagari" style:font-size-complex="14pt"/>
    </style:style>
    <style:style style:name="T190" style:family="text">
      <style:text-properties officeooo:rsid="01c4b260"/>
    </style:style>
    <style:style style:name="T191" style:family="text">
      <style:text-properties officeooo:rsid="01c643f2"/>
    </style:style>
    <style:style style:name="T192" style:family="text">
      <style:text-properties officeooo:rsid="01cb665e"/>
    </style:style>
    <style:style style:name="T193" style:family="text">
      <style:text-properties officeooo:rsid="01cce54b"/>
    </style:style>
    <style:style style:name="T194" style:family="text">
      <style:text-properties officeooo:rsid="01cd6e28"/>
    </style:style>
    <style:style style:name="T195" style:family="text">
      <style:text-properties officeooo:rsid="01cef6f3"/>
    </style:style>
    <style:style style:name="T196" style:family="text">
      <style:text-properties officeooo:rsid="01d4d2c1"/>
    </style:style>
    <style:style style:name="T197" style:family="text">
      <style:text-properties officeooo:rsid="01d73908"/>
    </style:style>
    <style:style style:name="T198" style:family="text">
      <style:text-properties officeooo:rsid="01dabe2c"/>
    </style:style>
    <style:style style:name="T199" style:family="text">
      <style:text-properties officeooo:rsid="01dbdda0"/>
    </style:style>
    <style:style style:name="T200" style:family="text">
      <style:text-properties officeooo:rsid="01de7790"/>
    </style:style>
    <style:style style:name="T201" style:family="text">
      <style:text-properties officeooo:rsid="022dda61"/>
    </style:style>
    <style:style style:name="T202" style:family="text">
      <style:text-properties officeooo:rsid="01e05241"/>
    </style:style>
    <style:style style:name="T203" style:family="text">
      <style:text-properties officeooo:rsid="02ba4349"/>
    </style:style>
    <style:style style:name="T204" style:family="text">
      <style:text-properties officeooo:rsid="02bee06e"/>
    </style:style>
    <style:style style:name="T205" style:family="text">
      <style:text-properties officeooo:rsid="02c0b149"/>
    </style:style>
    <style:style style:name="T206" style:family="text">
      <style:text-properties officeooo:rsid="02c1b43e"/>
    </style:style>
    <style:style style:name="T207" style:family="text">
      <style:text-properties officeooo:rsid="01d3af62"/>
    </style:style>
    <style:style style:name="T208" style:family="text">
      <style:text-properties officeooo:rsid="02c2b95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72"><text:span text:style-name="T201">Version 1.</text:span><text:span text:style-name="T188">3</text:span></text:p>
      <text:h text:style-name="P174" text:outline-level="1"><text:bookmark-start text:name="__RefHeading___Toc5465_3816005984"/>Introduction<text:bookmark-end text:name="__RefHeading___Toc5465_3816005984"/></text:h>
      <text:p text:style-name="P1"><text:span text:style-name="T127">The QDL interpreter may be run from the command line but there is also another supplied tool called the </text:span><text:span text:style-name="T31">workspace</text:span><text:span text:style-name="T79">. This runs a QDL interpreter and lets you run commands interactively as well as stores state </text:span><text:span text:style-name="T82">(</text:span><text:span text:style-name="T79">so you can create a bunch of variables and save them for future use). <text:s/>Sessions may be saved and loaded.</text:span> </text:p>
      <text:h text:style-name="P174" text:outline-level="1"><text:bookmark-start text:name="__RefHeading___Toc5467_3816005984"/>Getting and starting <text:span text:style-name="T128">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112"/>
      <text:p text:style-name="P110">*****************************************</text:p>
      <text:p text:style-name="Preformatted_20_Text">Welcome to the QDL Workspace</text:p>
      <text:p text:style-name="P110">Version 1.0</text:p>
      <text:p text:style-name="P140">Type )help for help.<text:line-break/>*****************************************</text:p>
      <text:p text:style-name="P2">The prompt is simply an indent of 4 space<text:span text:style-name="T140">s</text:span>. So try it out by typing the famous program</text:p>
      <text:p text:style-name="Preformatted_20_Text"><text:s text:c="4"/><text:span text:style-name="T141">say(‘Hello world’);</text:span></text:p>
      <text:p text:style-name="P111">Hello world</text:p>
      <text:p text:style-name="P111"/>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28"><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40">y</text:span></text:p>
      <text:p text:style-name="Preformatted_20_Text">exiting...</text:p>
      <text:h text:style-name="P178" text:outline-level="2">Running a single script</text:h>
      <text:p text:style-name="P47">You may run a single script with the <text:span text:style-name="T3">-run­ + script_path</text:span><text:span text:style-name="T36">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43">script_path</text:span></text:p>
      <text:p text:style-name="Text_20_body"><text:line-break/><text:span text:style-name="T143">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79"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82">ws </text:span>save my_space.ws</text:p>
      <text:p text:style-name="Preformatted_20_Text">workspace saved at Thu Jan 30 16:32:28 CST 2020</text:p>
      <text:p text:style-name="P5"/>
      <text:list xml:id="list1223819001" text:style-name="L1">
        <text:list-item>
          <text:p text:style-name="P196">)ws is the command</text:p>
        </text:list-item>
        <text:list-item>
          <text:p text:style-name="P197">save<text:span text:style-name="T36"> is the action</text:span></text:p>
        </text:list-item>
        <text:list-item>
          <text:p text:style-name="P197">my_space.ws<text:span text:style-name="T36"> is the only argument, in this case.</text:span></text:p>
        </text:list-item>
      </text:list>
      <text:p text:style-name="P11"><text:soft-page-break/><text:span text:style-name="T36">Arguments may be simple, such as a single file name here, or there may be several of them. </text:span><text:span text:style-name="T46">This varies per command, </text:span><text:span text:style-name="T51">hence this reference</text:span><text:span text:style-name="T46">.</text:span></text:p>
      <text:p text:style-name="P86"><text:span text:style-name="T46">S</text:span><text:span text:style-name="T68">ome commands have a short form because they are used so often. <text:s/>In this case </text:span><text:span text:style-name="T149">)ws save</text:span><text:span text:style-name="T68"> may be replaced by </text:span><text:span text:style-name="T149">)save</text:span><text:span text:style-name="T68">.</text:span></text:p>
      <text:p text:style-name="P5">In the command reference that follows, the heading of the section is the command and the subsections are the actions. <text:span text:style-name="T109">An argument of – means that this may be omitted and is the default.</text:span></text:p>
      <text:p text:style-name="P9">Geeky note<text:span text:style-name="T36">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47">)command</text:span><text:span text:style-name="T36"> as being a menu command (like File or Edit) that has a drop down menu. You are manually navigating a menu, rather than clicking on a menu sequence like</text:span></text:p>
      <text:p text:style-name="P9"><text:span text:style-name="T36">ws → save → file dialog →</text:span><text:span text:style-name="T60"> select file_name</text:span></text:p>
      <text:p text:style-name="P10">vs.<text:span text:style-name="T36"> </text:span></text:p>
      <text:p text:style-name="P126"><text:span text:style-name="T36"><text:s text:c="4"/></text:span>)ws save file_name</text:p>
      <text:h text:style-name="Heading_20_1" text:outline-level="1"><text:bookmark-start text:name="__RefHeading___Toc5540_3816005984"/><text:span text:style-name="T111">T</text:span>emplates, <text:span text:style-name="T181">variables</text:span> <text:span text:style-name="T111">and script preprocessing</text:span><text:bookmark-end text:name="__RefHeading___Toc5540_3816005984"/></text:h>
      <text:p text:style-name="P141"/>
      <text:p text:style-name="P158"><text:span text:style-name="T181">There are </text:span><text:span text:style-name="T22">two</text:span><text:span text:style-name="T67"> ways to set values on the command line. The first allows you to </text:span><text:span text:style-name="T111">set values directly in the </text:span><text:span text:style-name="T112">interpreter </text:span><text:span text:style-name="T111">environment and access them via </text:span><text:span text:style-name="T119">the </text:span><text:span text:style-name="T111"><text:s/></text:span><text:span text:style-name="T32">templating syntax</text:span><text:span text:style-name="T111"> of </text:span><text:span text:style-name="T145">${…}</text:span><text:span text:style-name="T111">. </text:span><text:span text:style-name="T181">This is the analog to setting environment variables in a script. <text:s/></text:span><text:span text:style-name="T111"><text:s/></text:span></text:p>
      <text:p text:style-name="P144"/>
      <text:p text:style-name="P153">Note:<text:span text:style-name="T73"> This is a feature of the workspace and is </text:span><text:span text:style-name="T102">not</text:span><text:span text:style-name="T7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49"/>
      <text:p text:style-name="P155">An example of how to use this: Let’s set two environment variables:</text:p>
      <text:p text:style-name="P142"/>
      <text:p text:style-name="P115">)env set vo voPersonExternalID</text:p>
      <text:p text:style-name="P115">)env set a @accounts.google.com</text:p>
      <text:p text:style-name="Preformatted_20_Text"/>
      <text:p text:style-name="P142"/>
      <text:p text:style-name="P143">The template are done <text:span text:style-name="T30">before</text:span><text:span text:style-name="T73"> any </text:span><text:span text:style-name="T74">parsing or </text:span><text:span text:style-name="T73">other processing. <text:s/></text:span><text:span text:style-name="T75">In computer languages a lot of use can be made of pre</text:span><text:span text:style-name="T34">-</text:span><text:span text:style-name="T7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45"/>
      <text:p text:style-name="P146">So you could use this to, for instance, keep typos to a minimum but issuing statements like (assuming <text:span text:style-name="T144">claims.oidc</text:span> has the value 349765)</text:p>
      <text:p text:style-name="P147"/>
      <text:p text:style-name="Preformatted_20_Text"><text:s text:c="4"/>${vo} := claims.oidc + ‘<text:span text:style-name="T110">${a}</text:span>’;</text:p>
      <text:p text:style-name="Preformatted_20_Text"><text:s text:c="4"/>say(${vo});</text:p>
      <text:p text:style-name="Preformatted_20_Text"><text:a xlink:type="simple" xlink:href="mailto:349765@accounts.google.com" text:style-name="Internet_20_link" text:visited-style-name="Visited_20_Internet_20_Link"><text:span text:style-name="T117">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17">349765@accounts.google.com</text:span></text:a></text:p>
      <text:p text:style-name="P147"/>
      <text:p text:style-name="P148"/>
      <text:p text:style-name="P142">What is the advantage of this? You can embed things like code snippets <text:span text:style-name="T119">(especially the one you keep mistyping) <text:s/></text:span>or use it to prevent spelling issues or to future proof. In this case, if there were several references to <text:span text:style-name="T113">voPersonExternalID, </text:span><text:span text:style-name="T115">then the template allows you to set this one place in your script. </text:span><text:span text:style-name="T116">Note that this lets you template for things like control structures, names of functions or really anything – it is wholly outside the language. </text:span><text:span text:style-name="T115">If the name of ever changes (to say <text:s/></text:span><text:span text:style-name="T114">voPersonExternalID_v2 </text:span>then you would need to only change where it is set in the environment and the changes would take place automatically. While fairly trivial to use, it can make a lot of <text:span text:style-name="T138">coding/testing</text:span> considerably easier. </text:p>
      <text:p text:style-name="P142"/>
      <text:p text:style-name="P154">Accessing QDL variables in ) commands</text:p>
      <text:p text:style-name="P151"/>
      <text:p text:style-name="P151">Another way to get information is to access QDL variables directly. This is done with the prefix <text:span text:style-name="T96">&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51"/>
      <text:p text:style-name="Preformatted_20_Text"><text:s text:c="2"/>x := '/tmp/foo.qdl'</text:p>
      <text:p text:style-name="Preformatted_20_Text"><text:s text:c="2"/>)b create &gt;x</text:p>
      <text:p text:style-name="Preformatted_20_Text">0| |/tmp/foo.qdl</text:p>
      <text:p text:style-name="Text_20_body"/>
      <text:p text:style-name="P83">In this case, a variable is set and then used to create a buffer. This is intended to be very simple-minded, but since templates are done first, you could do something like</text:p>
      <text:p text:style-name="Preformatted_20_Text"><text:s text:c="2"/><text:span text:style-name="T181">)env set s src_file</text:span></text:p>
      <text:p text:style-name="Preformatted_20_Text"><text:s text:c="2"/><text:span text:style-name="T181">)env set t target_file</text:span></text:p>
      <text:p text:style-name="Preformatted_20_Text"><text:s text:c="2"/>)file copy &gt;${s} &gt;${t} </text:p>
      <text:p text:style-name="Preformatted_20_Text">// <text:span text:style-name="T181">resolves to </text:span></text:p>
      <text:p text:style-name="Preformatted_20_Text"><text:s text:c="2"/><text:span text:style-name="T181">)file copy &gt;src_file &gt;target_file</text:span></text:p>
      <text:p text:style-name="Text_20_body"/>
      <text:p text:style-name="P83">Assuming you had environment variables for s (source) and t (target) set appropriately.</text:p>
      <text:p text:style-name="P84">Note especially that <text:span text:style-name="T96">&gt; </text:span><text:span text:style-name="T102">access occurs in </text:span><text:span text:style-name="T33">all </text:span><text:span text:style-name="T73">commands, so something like this</text:span></text:p>
      <text:p text:style-name="Preformatted_20_Text">)env set q &gt;messy_variable</text:p>
      <text:p text:style-name="P39"/>
      <text:p text:style-name="P85"><text:span text:style-name="T89">is fine. </text:span><text:span text:style-name="T88">Why prefix variables with a </text:span><text:span text:style-name="T95">&gt; </text:span><text:span text:style-name="T88">rather than just using variable names directly? Because you don’t want to deal with quotations for arguments to system commands. It just makes it easier that everything is a string unless you tell it to resolve a reference.</text:span></text:p>
      <text:p text:style-name="P150"/>
      <text:h text:style-name="Heading_20_2" text:outline-level="2">Repeating the last command</text:h>
      <text:p text:style-name="P45">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39">7</text:span>:31.626Z</text:p>
      <text:p text:style-name="Text_20_body"><text:soft-page-break/></text:p>
      <text:p text:style-name="P45">In this case, <text:span text:style-name="T139">the current date and time are created and then repeated. </text:span></text:p>
      <text:h text:style-name="Heading_20_2" text:outline-level="2">Listing things</text:h>
      <text:p text:style-name="P50">For the following commands</text:p>
      <text:list xml:id="list3427997442" text:style-name="L2">
        <text:list-item>
          <text:p text:style-name="P198">)funcs</text:p>
        </text:list-item>
        <text:list-item>
          <text:p text:style-name="P198">)vars</text:p>
        </text:list-item>
        <text:list-item>
          <text:p text:style-name="P198">)modules</text:p>
        </text:list-item>
      </text:list>
      <text:p text:style-name="P50">Each allows for various formatting switches when listing. These are</text:p>
      <text:list xml:id="list129102947" text:style-name="L3">
        <text:list-item>
          <text:p text:style-name="P199">-r <text:span text:style-name="T3">regex­ = </text:span><text:span text:style-name="T36">apply the regex to each element of the output for matching</text:span></text:p>
        </text:list-item>
        <text:list-item>
          <text:p text:style-name="P201">-cols = list in columnar formatting</text:p>
        </text:list-item>
        <text:list-item>
          <text:p text:style-name="P199"><text:span text:style-name="T36">-w </text:span><text:span text:style-name="T3">int</text:span><text:span text:style-name="T36"> set the max display width. Note that -cols overrides this</text:span></text:p>
        </text:list-item>
        <text:list-item>
          <text:p text:style-name="P200"><text:span text:style-name="T36">-</text:span><text:span text:style-name="T48">compact = show namespaces as lists, </text:span><text:span text:style-name="T49">so rather than a#q and b#q you’d see [a,b]#q.</text:span></text:p>
        </text:list-item>
      </text:list>
      <text:p text:style-name="P25">A few examples:</text:p>
      <text:p text:style-name="P51"><text:span text:style-name="T49">S</text:span><text:span text:style-name="T36">how the system functions that start with </text:span><text:span text:style-name="T3">to_</text:span><text:span text:style-name="T36">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49">to_upper()</text:span><text:span text:style-name="T48"> </text:span></text:p>
      <text:p text:style-name="P24"/>
      <text:p text:style-name="P53"><text:span text:style-name="T50">Remember that for regexes the idiom </text:span><text:span text:style-name="T93">.*</text:span><text:span text:style-name="T50"> means to match any character, so </text:span><text:span text:style-name="T93">to_.*</text:span><text:span text:style-name="T50"> means just match anything that starts with </text:span><text:span text:style-name="T93">to_</text:span><text:span text:style-name="T50">.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2">Now list them in compact notation</text:p>
      <text:p text:style-name="Preformatted_20_Text"><text:s text:c="2"/>)funcs -compact</text:p>
      <text:p text:style-name="Preformatted_20_Text">[a, d]#f(1) <text:s text:c="12"/>[b, c, arf, woof]#f(1)</text:p>
      <text:p text:style-name="Text_20_body"/>
      <text:p text:style-name="P54">And now, list all of the system (built-in) functions with their namespaces (-fq flag is specific here) that are in the <text:span text:style-name="T30">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text:soft-page-break/>io#mount() <text:s text:c="3"/>io#read() <text:s text:c="4"/>io#scan() <text:s text:c="4"/>io#write() <text:s text:c="2"/></text:p>
      <text:h text:style-name="P175" text:outline-level="1">Editing files and objects in QDL</text:h>
      <text:p text:style-name="P106">There are several ways to do this. </text:p>
      <text:list xml:id="list635758880" text:style-name="L4">
        <text:list-item>
          <text:p text:style-name="P203">Do everything external. Just <text:s/>run or load scripts as needed.</text:p>
        </text:list-item>
        <text:list-item>
          <text:p text:style-name="P203">Use buffers. You may either use the built-in line editor (primitive but always works) or you make specify, within certain limits, a text mode editor (such as vi/vim, nano, Andy’s editor).</text:p>
        </text:list-item>
        <text:list-item>
          <text:p text:style-name="P203">Certain objects such as functions or variables you may also edit directly. See the<text:span text:style-name="T96"> edit</text:span><text:span text:style-name="T102"> command in those sections of this manual.</text:span><text:span text:style-name="T96"> </text:span></text:p>
        </text:list-item>
      </text:list>
      <text:h text:style-name="P176" text:outline-level="1">External Libraries</text:h>
      <text:p text:style-name="P109">An <text:span text:style-name="T3">external library</text:span><text:span text:style-name="T36"> is a collection of QDL scripts, all ending in .qdl. There is also a library path and flag in the configuration (both settable inside the workspace with the </text:span><text:span text:style-name="T90">)ws get|set</text:span><text:span text:style-name="T73"> command</text:span><text:span text:style-name="T36">). Note that the </text:span><text:span text:style-name="T90">lib_path</text:span><text:span text:style-name="T73"> is not the same as the </text:span><text:span text:style-name="T90">script_path</text:span><text:span text:style-name="T73">. The reason is that libraries are integrated into QDL seamlessly vs. the script path. Let us say that we were using the example </text:span><text:span text:style-name="T90">sqrt.qdl</text:span><text:span text:style-name="T73"> script in the examples directory. If </text:span><text:span text:style-name="T90">qdl_ex</text:span><text:span text:style-name="T73">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sqrt(5)</text:p>
      <text:p text:style-name="Preformatted_20_Text">2.236067977499789</text:p>
      <text:p text:style-name="P202"/>
      <text:p text:style-name="P202">This is entirely equivalent to issuing </text:p>
      <text:p text:style-name="Preformatted_20_Text"><text:s text:c="3"/>script_run(qdl_ex + ‘sqrt.qdl’, 5)</text:p>
      <text:p text:style-name="Text_20_body"/>
      <text:p text:style-name="P109">The one great caveat is that scripts on disk are on disk which is vastly slower than in memory. Invoking scripts this way is great, but if you were writing an application that, say, required looping and hundreds of invocations, loading the script instead and accessing the function that way would be a much better way to do things. </text:p>
      <text:h text:style-name="P177" text:outline-level="1"><text:bookmark-start text:name="__RefHeading___Toc5471_3816005984"/>Command reference<text:bookmark-end text:name="__RefHeading___Toc5471_3816005984"/></text:h>
      <text:h text:style-name="P180" text:outline-level="2"><text:bookmark-start text:name="__RefHeading___Toc5473_3816005984"/>)buffer<text:bookmark-end text:name="__RefHeading___Toc5473_3816005984"/></text:h>
      <text:p text:style-name="P59">A <text:span text:style-name="T3">buffer</text:span><text:span text:style-name="T36"> is just a bunch of text. </text:span><text:span text:style-name="T47">A buffer on disk is just a file, hence every </text:span><text:span text:style-name="T36">file </text:span><text:span text:style-name="T47">is </text:span><text:span text:style-name="T36">a buffer. In an interpreted language, you may want to have several statements that can be executed together. You may buffer them, then have them execute at once. There is also an editor supplied (see the </text:span><text:span text:style-name="T90">)edit</text:span><text:span text:style-name="T36"> section below), though that is wholly optional. </text:span></text:p>
      <text:p text:style-name="P58"><text:span text:style-name="T36">There are two types of buffer, a regular buffer or a </text:span><text:span text:style-name="T3">link.</text:span><text:span text:style-name="T36"> A link is used for external operations, </text:span><text:span text:style-name="T61">such as editing it in your favorite editor</text:span><text:span text:style-name="T36">. Remember that the workspace is aware of QDL virtual file systems, so </text:span><text:soft-page-break/><text:span text:style-name="T36">a common pattern might be to create a link on the local system to a virtual file. You may then work seamlessly on the link, updating the virtual file as you see fit. <text:s text:c="2"/></text:span></text:p>
      <text:h text:style-name="P184" text:outline-level="3">Lifecycle of a buffer.</text:h>
      <text:p text:style-name="P58">You create a buffer or a link. <text:s/><text:span text:style-name="T159">You may then edit the contents. The contents are kept in the buffer until you save/write them to whatever store. If the buffer is a link, then the link is used as the source for save/write. <text:s/>Once they are created there is an index.</text:span></text:p>
      <text:h text:style-name="Heading_20_3" text:outline-level="3">Reasons for <text:span text:style-name="T203">using </text:span>buffers</text:h>
      <text:p text:style-name="P108">At first glance it seems that this is just an extra hoop to jump through to edit files. Why not just invoke <text:span text:style-name="T96">)file edit</text:span><text:span text:style-name="T102">? The main reasons are</text:span></text:p>
      <text:list xml:id="list2818396098" text:style-name="L5">
        <text:list-item>
          <text:p text:style-name="P205"><text:span text:style-name="T105">Buffers integrate with the runtime system. <text:s/>It is much easier to debug code using buffers using the </text:span><text:span text:style-name="T100">) </text:span><text:span text:style-name="T105">command.</text:span></text:p>
        </text:list-item>
        <text:list-item>
          <text:p text:style-name="P206"><text:span text:style-name="T102">You can create many buffers for work and cut/paste as needed. This way you do not end up with bunches of little debug files. There is no reason that a buffer needs to have an existence outside of the workspace, </text:span><text:span text:style-name="T107">especially if you are using it to write something that lives in the workspace (like a set of functions)</text:span><text:span text:style-name="T102">. </text:span><text:span text:style-name="T96">)b create test0 </text:span><text:span text:style-name="T102">is perfectly fine and works for all editing as long as you don’t </text:span><text:span text:style-name="T96">)b write </text:span><text:span text:style-name="T102">it.</text:span></text:p>
        </text:list-item>
        <text:list-item>
          <text:p text:style-name="P205"><text:span text:style-name="T105">The workspace is a TUI (text user interface). External editors </text:span><text:span text:style-name="T106">that are run from QDL must </text:span><text:span text:style-name="T105">all </text:span><text:span text:style-name="T106">be</text:span><text:span text:style-name="T105">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06">Basically you </text:span><text:span text:style-name="T107">have</text:span><text:span text:style-name="T106"> to manage when updates happen, but this allows for integration with your favorite editor.</text:span></text:p>
        </text:list-item>
      </text:list>
      <text:h text:style-name="P185" text:outline-level="3">reset</text:h>
      <text:p text:style-name="P61">This will <text:span text:style-name="T3">completely </text:span><text:span text:style-name="T36">reset all the buffers and new buffers will start at 0 again. Only use this if you really need to. </text:span><text:span text:style-name="T72">Anything not written will be lost.</text:span></text:p>
      <text:h text:style-name="Heading_20_3" text:outline-level="3">create <text:span text:style-name="T12">path</text:span></text:h>
      <text:p text:style-name="P60">Create a new buffer.</text:p>
      <text:p text:style-name="Preformatted_20_Text">)buffer create foo</text:p>
      <text:p text:style-name="Preformatted_20_Text"><text:span text:style-name="T159">0</text:span>| |/tmp/hw.qdl</text:p>
      <text:p text:style-name="Text_20_body"/>
      <text:p text:style-name="P60">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46">$QDL_HOME/foo</text:span> if you wonder). </text:p>
      <text:p text:style-name="Preformatted_20_Text"><text:soft-page-break/>)b create vfs#/mysql/scripts/interociter.qdl</text:p>
      <text:p text:style-name="P60"><text:line-break/>creates a link in a virtual file system (in this example is it a MySQL backed VFS). </text:p>
      <text:h text:style-name="Heading_20_3" text:outline-level="3">delete, rm <text:span text:style-name="T12">index | name</text:span></text:h>
      <text:p text:style-name="P60">Deletes the given buffer. Note that the index of a buffer will not change once it is created, so <text:span text:style-name="T160">if you want to recreate a deleted buffer, it will have a different index. </text:span></text:p>
      <text:h text:style-name="Heading_20_3" text:outline-level="3">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69">See </text:span><text:span text:style-name="T98">)edit</text:span><text:span text:style-name="T169"> below for more details.</text:span></text:p>
      <text:h text:style-name="Heading_20_3" text:outline-level="3">link <text:span text:style-name="T13">source link</text:span><text:span text:style-name="T53"> [-copy]</text:span></text:h>
      <text:p text:style-name="P62"><text:span text:style-name="T36">Creates a link between the </text:span><text:span text:style-name="T3">source</text:span><text:span text:style-name="T36"> and the </text:span><text:span text:style-name="T3">link</text:span><text:span text:style-name="T36">. The edit and run commands will operate on the </text:span><text:span text:style-name="T3">link</text:span><text:span text:style-name="T36">. Issuing a save command will copy the contents of the </text:span><text:span text:style-name="T3">link</text:span><text:span text:style-name="T36"> to the </text:span><text:span text:style-name="T3">source</text:span><text:span text:style-name="T36"> overwriting it. Effectively this tells the system that rather than having an in-memory buffer, to use the </text:span><text:span text:style-name="T3">link</text:span><text:span text:style-name="T36"> for that purpose.</text:span></text:p>
      <text:p text:style-name="P62"><text:span text:style-name="T36">If the </text:span><text:span text:style-name="T147">-copy</text:span><text:span text:style-name="T90"> </text:span><text:span text:style-name="T7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60">command. Please refer to that below.</text:span></text:p>
      <text:p text:style-name="Heading">Example</text:p>
      <text:p text:style-name="Preformatted_20_Text"><text:s text:c="4"/>)b link vfs#/mysql/scripts/ligo/init.qdl <text:s/>/tmp/init.qdl</text:p>
      <text:p text:style-name="P124">6| |vfs#/mysql/scripts/ligo/init.qdl --&gt; /tmp/init.qdl</text:p>
      <text:p text:style-name="P74"><text:line-break/><text:span text:style-name="T160">This creates a link to a local file. <text:s/>You may then update the local file with you</text:span><text:span text:style-name="T170">r</text:span><text:span text:style-name="T160"> favorite editor. To run the file, issue</text:span></text:p>
      <text:p text:style-name="Preformatted_20_Text"><text:s text:c="3"/>)b run 6</text:p>
      <text:p text:style-name="P63"/>
      <text:p text:style-name="P63">to save the link in to the source file, issue</text:p>
      <text:p text:style-name="Preformatted_20_Text"><text:s text:c="4"/>)b save 6</text:p>
      <text:p text:style-name="P63"><text:line-break/></text:p>
      <text:h text:style-name="Heading_20_3" text:outline-level="3">list, ls</text:h>
      <text:p text:style-name="P64">List all buffers, along with information about them.</text:p>
      <text:p text:style-name="P166"><text:soft-page-break/>Example</text:p>
      <text:p text:style-name="P64">This is just taken from my current system</text:p>
      <text:p text:style-name="Preformatted_20_Text"><text:s text:c="2"/>)b list</text:p>
      <text:p text:style-name="Preformatted_20_Text">1|*|bar</text:p>
      <text:p text:style-name="Preformatted_20_Text">2| |/<text:span text:style-name="T161">tmp/</text:span>baz.<text:span text:style-name="T161">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71"/>
      <text:p text:style-name="P64">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96">)</text:span><text:span text:style-name="T102">.</text:span></text:p>
      <text:p text:style-name="P37">Note that this will allow you to just specify a file and not a buffer if you choose.</text:p>
      <text:p text:style-name="Heading">Example</text:p>
      <text:p text:style-name="P65">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62">) foo</text:span></text:p>
      <text:p text:style-name="Preformatted_20_Text"><text:s text:c="4"/>)buffer run foo</text:p>
      <text:p text:style-name="Preformatted_20_Text"><text:s text:c="4"/>)buffer run 1</text:p>
      <text:p text:style-name="P65"><text:line-break/>Why so many aliases? Because. <text:s/></text:p>
      <text:h text:style-name="Heading_20_3" text:outline-level="3">show <text:span text:style-name="T15">index | name</text:span><text:span text:style-name="T54"> [-src]</text:span></text:h>
      <text:p text:style-name="Text_20_body"><text:span text:style-name="T54">Shows the actual content of the buffer. The </text:span><text:span text:style-name="T148">-src </text:span><text:span text:style-name="T163">switch will force reading the source, rather than the buffer (if not saved) or the link (the default in links).</text:span></text:p>
      <text:p text:style-name="Preformatted_20_Text"><text:s text:c="4"/>)show 3 -src</text:p>
      <text:p text:style-name="P125">say(‘Hello world’);</text:p>
      <text:p text:style-name="P66"><text:line-break/>Shows the content of buffer 3, which in this case is a famous program.</text:p>
      <text:h text:style-name="Heading_20_3" text:outline-level="3">write, save <text:span text:style-name="T16">index | name</text:span></text:h>
      <text:p text:style-name="P67"><text:span text:style-name="T55">S</text:span><text:span text:style-name="T36">aves the buffer to </text:span><text:span text:style-name="T3">src</text:span><text:span text:style-name="T36">. If there is a link, that is written instead.</text:span></text:p>
      <text:h text:style-name="Heading_20_2" text:outline-level="2"><text:bookmark-start text:name="__RefHeading___Toc5479_3816005984"/><text:soft-page-break/>)clear<text:bookmark-end text:name="__RefHeading___Toc5479_3816005984"/></text:h>
      <text:p text:style-name="P6">See <text:span text:style-name="T146">)ws clear</text:span>. A typical invocation looks like</text:p>
      <text:p text:style-name="P113"><text:s text:c="4"/>)clear</text:p>
      <text:p text:style-name="P114">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64"><text:s text:c="4"/>)b link vfs#/mysql/scripts/ligo.qdl </text:span><text:span text:style-name="T16">/</text:span><text:span text:style-name="T55">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55">// output...</text:span><text:span text:style-name="T164"> </text:span></text:p>
      <text:p text:style-name="Text_20_body"><text:line-break/><text:span text:style-name="T164">Go do more editing. When ready to test, the very next thing you can type to run it is the “repeat last command” </text:span></text:p>
      <text:p text:style-name="Preformatted_20_Text"><text:s text:c="4"/>%</text:p>
      <text:p text:style-name="Preformatted_20_Text">// <text:span text:style-name="T164">ouput…</text:span></text:p>
      <text:p text:style-name="P71"/>
      <text:h text:style-name="P181"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05">line </text:span>editor<text:bookmark-end text:name="__RefHeading___Toc5572_3816005984"/></text:p>
      <text:p text:style-name="P18">The editor supplied with QDL is a very basic, no bones about it <text:span text:style-name="T3">line editor</text:span><text:span text:style-name="T36"> meaning that you issue commands </text:span><text:span text:style-name="T3">about</text:span><text:span text:style-name="T36"> the lines. </text:span><text:span text:style-name="T41">You will not see what you are editing unless you tell it to show you </text:span><text:span text:style-name="T44">(</text:span><text:span text:style-name="T42">the </text:span><text:span text:style-name="T92">p</text:span><text:span text:style-name="T80"> command)</text:span><text:span text:style-name="T41">. </text:span><text:span text:style-name="T36">If you invoke the editor, you may see help by issuing the </text:span><text:span text:style-name="T90">?</text:span><text:span text:style-name="T73"> At the </text:span><text:span text:style-name="T90">edit&gt;</text:span><text:span text:style-name="T7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oft-page-break/><text:s text:c="4"/>target = where to apply the [start,stop] interval. E.g. the insertion point for copying text.</text:p>
      <text:p text:style-name="Preformatted_20_Text">arg0, arg1,... = list of strings, possibl<text:span text:style-name="T137">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25">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24">e</text:span>dit &gt;</text:p>
      <text:p text:style-name="Text_20_body"/>
      <text:p text:style-name="P18">Note that the end of this you are returned to the prompt. <text:span text:style-name="T96">p</text:span><text:span text:style-name="T102"> prints the buffer, </text:span><text:span text:style-name="T92">i</text:span><text:span text:style-name="T73"> lets you insert text until you enter a single period. <text:s/></text:span><text:span text:style-name="T91">q</text:span><text:span text:style-name="T76"> quits. </text:span><text:span text:style-name="T77">It is actually quite nice – it has a clipboard, supports regexs for certain operations and the list goes on.</text:span></text:p>
      <text:p text:style-name="P18"><text:span text:style-name="T73">Why have such an editor in th</text:span><text:span text:style-name="T78">is</text:span><text:span text:style-name="T73"> great day and age? Because not all keyboards are created equal (</text:span><text:span text:style-name="T33">e.g</text:span><text:span text:style-name="T73">., does you</text:span><text:span text:style-name="T81">r</text:span><text:span text:style-name="T73"> cellphone let you hit the escape key? Can’t use the estimable old unix editor </text:span><text:span text:style-name="T33">vi</text:span><text:span text:style-name="T73"> without that.) Also, it seems that invariably if I need to log in to a server </text:span><text:span text:style-name="T77">(which never have GUIs, since they are servers) </text:span><text:span text:style-name="T73">remotely during an emergency, the terminal type gets screwed up and it all defaults back to 7 bit ASCII – pretty much the exact character set QDL recognizes. </text:span><text:span text:style-name="T84">(Quick reminder that variables and functions use a small set of characters, but strings are fully UTF-8.) </text:span><text:span text:style-name="T73">This editor is </text:span><text:span text:style-name="T33">not</text:span><text:span text:style-name="T73"> intended to be the go to. The intent is that you set an external file, use whatever you like and when you need to run your code, just </text:span><text:span text:style-name="T77">h</text:span><text:span text:style-name="T73">it </text:span><text:span text:style-name="T90">)</text:span><text:span text:style-name="T73"> in the workspace. The editor, however, is pretty darned useful if you need it and since I had it lying around, why not?</text:span></text:p>
      <text:p text:style-name="P19"><text:span text:style-name="T73">One last little quirk is that the editor is indeed a completely stand alone program invoked </text:span><text:span text:style-name="T81">b</text:span><text:span text:style-name="T73">y the workspace, so you can save your work in it to a file. If you are using it to edit the local buffer, all you need to do is exit (enter </text:span><text:span text:style-name="T90">q </text:span><text:span text:style-name="T73">at the prompt) and don’t choose save </text:span><text:span text:style-name="T83">(unless you want another copy of the buffer in an external file)</text:span><text:span text:style-name="T73">, the workspace knows how to get the resulting changes back all on its own.</text:span></text:p>
      <text:h text:style-name="Heading_20_2" text:outline-level="2"><text:bookmark-start text:name="__RefHeading___Toc5483_3816005984"/><text:soft-page-break/>)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7">Set the </text:span><text:span text:style-name="T4">variable</text:span><text:span text:style-name="T37"> to have the given </text:span><text:span text:style-name="T4">value</text:span><text:span text:style-name="T37">. </text:span><text:span text:style-name="T118">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21">We could supply the value of </text:span><text:span text:style-name="T5">list</text:span><text:span text:style-name="T38"> but don’t since it is optional.</text:span></text:p>
      <text:p text:style-name="P116"><text:s text:c="2"/>)env</text:p>
      <text:p text:style-name="P116">Current environment variables:</text:p>
      <text:p text:style-name="P116">{</text:p>
      <text:p text:style-name="P116"><text:s/><text:span text:style-name="T120">qdl_root=/home/bob/apps/qdl</text:span></text:p>
      <text:p text:style-name="P116"><text:s/>arf=abc d goldfish </text:p>
      <text:p text:style-name="P116"><text:s/>a=armstrong(600); </text:p>
      <text:p text:style-name="P116"><text:s/>d=load_module('/tmp/boot.qdl'); </text:p>
      <text:p text:style-name="P116"><text:s/>foo=12345 </text:p>
      <text:p text:style-name="P116">}</text:p>
      <text:h text:style-name="P182" text:outline-level="2"><text:soft-page-break/>)file</text:h>
      <text:p text:style-name="P68">Operations on the file system<text:span text:style-name="T30">s</text:span>. These are all VFS <text:span text:style-name="T73">(virtual file system) </text:span>aware <text:span text:style-name="T168">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96">Note</text:span><text:span text:style-name="T33"> </text:span><text:span text:style-name="T102">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
      <text:p text:style-name="P38">This copies a local file into a virtual file system. Make sure the target directories exist (see mkdir) before issuing this. </text:p>
      <text:p text:style-name="P12">Warning:<text:span text:style-name="T36"> </text:span><text:span text:style-name="T73">Because of differences between </text:span><text:span text:style-name="T85">underlying </text:span><text:span text:style-name="T73">file systems, you should </text:span><text:span text:style-name="T102">always</text:span><text:span text:style-name="T73">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66">In this case, there are 3 directories (these end with a /) and a single file, named </text:span><text:span text:style-name="T19">a</text:span><text:span text:style-name="T56">. <text:s/></text:span><text:span text:style-name="T57">Note that this just passes the argument to the QDL </text:span><text:span text:style-name="T20">dir</text:span><text:span text:style-name="T57"> function. </text:span><text:span text:style-name="T58">It is simply supplied as a co</text:span><text:span text:style-name="T59">n</text:span><text:span text:style-name="T58">venience. </text:span></text:p>
      <text:h text:style-name="P186" text:outline-level="3">edit filename</text:h>
      <text:p text:style-name="P107">This will bring up the file in the currently active editor. If you do not supply the full path, QDL will assume it is under the QDL directory and attempt to resolve it there. Note that this does <text:span text:style-name="T96">not</text:span><text:span text:style-name="T102"> work on VFS files! For that you need buffers.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soft-page-break/><text:line-break/>The entire set of paths <text:s/><text:span text:style-name="T144">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67">This passes the argument to QDL for processing.</text:span></text:p>
      <text:h text:style-name="Heading_20_3" text:outline-level="3">vfs</text:h>
      <text:p text:style-name="P69">List all information about curre<text:span text:style-name="T165">n</text:span>tly installed VFS’s.</text:p>
      <text:p text:style-name="Heading">Example</text:p>
      <text:p text:style-name="P118"><text:s text:c="2"/>)file vfs</text:p>
      <text:p text:style-name="P118">Installed virtual file systems</text:p>
      <text:p text:style-name="P118"><text:s text:c="2"/>type:mysql <text:s text:c="7"/>access:rw <text:s/>scheme: vfs <text:s text:c="2"/>mount point:/mysql/ <text:s text:c="3"/>current dir:(none) <text:s text:c="8"/></text:p>
      <text:p text:style-name="P118"><text:s text:c="2"/>type:zip <text:s text:c="9"/>access:r <text:s text:c="2"/>scheme: vfs <text:s text:c="2"/>mount point:/zip/ <text:s text:c="5"/>current dir:(none) <text:s text:c="8"/></text:p>
      <text:p text:style-name="P118"><text:s text:c="2"/>type:memory <text:s text:c="6"/><text:span text:style-name="T165">a</text:span>ccess:rw <text:s/>scheme: vfs <text:s text:c="2"/>mount point:/ramdisk/ <text:s/>current dir:(none) <text:s text:c="8"/></text:p>
      <text:p text:style-name="P118"><text:s text:c="2"/>type:pass_through access:rw <text:s/>scheme: vfs <text:s text:c="2"/>mount point:/pt/ <text:s text:c="6"/>current dir:(none) </text:p>
      <text:p text:style-name="Text_20_body"><text:line-break/><text:span text:style-name="T165">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0">If you want to use VFSs you should consult either the reference for the <text:span text:style-name="T3">vmount</text:span><text:span text:style-name="T36"> and </text:span><text:span text:style-name="T3">vunmount </text:span><text:span text:style-name="T36">commands to do it in QDL or the configuration reference to do it at startup. </text:span></text:p>
      <text:p text:style-name="P13">Caveat<text:span text:style-name="T73">: One mistake in listing a vfs is to forget that, </text:span><text:span text:style-name="T102">e.g.</text:span><text:span text:style-name="T73"> in the above </text:span><text:span text:style-name="T150">vfs#/mysql</text:span><text:span text:style-name="T73"> could be a file </text:span><text:span text:style-name="T102">vs</text:span><text:span text:style-name="T73">. </text:span><text:span text:style-name="T150">vfs#/mysql/</text:span><text:span text:style-name="T73"> which is properly the mount point. </text:span><text:span text:style-name="T86">When in doubt, directories always end with a slash. </text:span><text:span text:style-name="T73">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187" text:outline-level="3">edit func_name arg_count</text:h>
      <text:p text:style-name="P106">This will load the definition of a function into the editor and let you edit it. When you exit the editor (save any changes there you want) the function will be updated. <text:span text:style-name="T204">While it will start with the function definition, you can put anything into the file and it will simply get sucked back in to the workspace.</text:span></text:p>
      <text:p text:style-name="Preformatted_20_Text"><text:s text:c="4"/><text:span text:style-name="T202">f(x) -&gt; x^2 +1</text:span></text:p>
      <text:p text:style-name="Preformatted_20_Text"><text:s text:c="4"/><text:span text:style-name="T202">)funcs edit f 1</text:span></text:p>
      <text:p text:style-name="P138">edit&gt;</text:p>
      <text:p text:style-name="Text_20_body"/>
      <text:p text:style-name="P106">The editor shows up (in this case, the default line editor). If you updated the function, that would be reflected as soon as you exit. Note that formatting does not get preserved at times from one session to <text:soft-page-break/>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26">l</text:span>ist, – <text:span text:style-name="T142">[</text:span><text:span text:style-name="T8">switch</text:span><text:span text:style-name="T11">e</text:span><text:span text:style-name="T8">s</text:span><text:span text:style-name="T142">]</text:span><text:bookmark-end text:name="__RefHeading___Toc5586_3816005984"/></text:h>
      <text:p text:style-name="P55">list all of the current functions in your workspace <text:span text:style-name="T153">See the note above for command line switches that apply to this action.</text:span></text:p>
      <text:p text:style-name="P46">Note that if you want to list <text:span text:style-name="T155">specific </text:span>functions, you <text:span text:style-name="T3">must</text:span><text:span text:style-name="T36"> use the list command plus a regex. So let us say you had</text:span></text:p>
      <text:p text:style-name="Preformatted_20_Text"><text:s text:c="4"/>define[f(x)]body[return(x+1);];</text:p>
      <text:p text:style-name="Preformatted_20_Text"><text:s text:c="4"/>define[f(x,y)]body[return(x+y);]; <text:s text:c="2"/></text:p>
      <text:p text:style-name="P122"><text:s text:c="4"/>define[foo(x)]body[return(x-2);];</text:p>
      <text:p text:style-name="Text_20_body"/>
      <text:p text:style-name="P46">To to list any functions named exactly <text:span text:style-name="T3">g</text:span><text:span text:style-name="T36"> you would issue</text:span></text:p>
      <text:p text:style-name="Preformatted_20_Text"><text:s text:c="2"/>)funcs list -<text:span text:style-name="T154">r </text:span>g.*</text:p>
      <text:p text:style-name="Preformatted_20_Text"/>
      <text:p text:style-name="Text_20_body"/>
      <text:p text:style-name="P46">(No such functions exist.) So now let us list the ones called <text:span text:style-name="T3">f</text:span><text:span text:style-name="T36">:</text:span></text:p>
      <text:p text:style-name="Preformatted_20_Text"><text:s text:c="2"/>)funcs list -<text:span text:style-name="T155">r </text:span>f.*</text:p>
      <text:p text:style-name="Preformatted_20_Text">f(1), f(2)</text:p>
      <text:p text:style-name="Text_20_body"><text:line-break/><text:span text:style-name="T142">To list every function that starts with </text:span><text:span text:style-name="T6">f</text:span><text:span text:style-name="T43"> we use the regex </text:span><text:span text:style-name="T6">f.*</text:span><text:span text:style-name="T43"> the ‘.*’ means to take any character (the period) and match any. So can be read as </text:span><text:span text:style-name="T6">f</text:span><text:span text:style-name="T43"> + anything:</text:span></text:p>
      <text:p text:style-name="Preformatted_20_Text"><text:s text:c="4"/><text:span text:style-name="T142">)funcs list -r f.*</text:span></text:p>
      <text:p text:style-name="P123">f(1), f(2), foo(1)</text:p>
      <text:p text:style-name="Text_20_body"><text:line-break/><text:span text:style-name="T142">By the same token, to just get the functions that start with </text:span><text:span text:style-name="T6">fo</text:span><text:span text:style-name="T43"> you would use </text:span><text:span text:style-name="T6">fo.*</text:span><text:span text:style-name="T43"> like so</text:span></text:p>
      <text:p text:style-name="P123"><text:s text:c="4"/>)funcs list fo.*</text:p>
      <text:p text:style-name="P123">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0">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23">To list a specific function, you would issue something like this:</text:span></text:p>
      <text:p text:style-name="P117"><text:s text:c="2"/>)funcs help armstrong 1</text:p>
      <text:p text:style-name="P117"><text:soft-page-break/>An Armstrong number is a 3 digit number that is equal to the sum of its cubed digits. This computes them for 100 &lt; n &lt; 1000.</text:p>
      <text:p text:style-name="P117"><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3">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33">s</text:span>ystem <text:span text:style-name="T151">[</text:span><text:span text:style-name="T9">-fq</text:span><text:span text:style-name="T151">] [switches]</text:span><text:bookmark-end text:name="__RefHeading___Toc8207_2391341561"/></text:h>
      <text:p text:style-name="P44">This will list the built in system functions in tabular format. Note that none of these has argument counts listed, because most of these have variable length arguments. This is intended to let you look up a name. <text:span text:style-name="T152">You may also show the fully qualified names with the -</text:span><text:span text:style-name="T7">fq</text:span><text:span text:style-name="T152"> switch. </text:span>There is also no help (at this point) for each of these available <text:span text:style-name="T134">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4"/>
      <text:p text:style-name="P120"><text:s text:c="2"/>)funcs system -<text:span text:style-name="T155">w</text:span> 80</text:p>
      <text:p text:style-name="P121">abs() <text:s text:c="14"/>from_json() <text:s text:c="8"/>log() <text:s text:c="14"/>set_default() <text:s text:c="6"/>vfs_unmount() <text:s text:c="6"/></text:p>
      <text:p text:style-name="P121">box() <text:s text:c="14"/>from_uri() <text:s text:c="9"/>mask() <text:s text:c="13"/>shuffle() <text:s text:c="10"/></text:p>
      <text:p text:style-name="P121">break() <text:s text:c="12"/>halt() <text:s text:c="13"/>mod() <text:s text:c="14"/>size() <text:s text:c="13"/></text:p>
      <text:p text:style-name="P121">check_after() <text:s text:c="6"/>has_keys() <text:s text:c="9"/>module_import() <text:s text:c="4"/>substring() <text:s text:c="8"/></text:p>
      <text:p text:style-name="P121">common_keys() <text:s text:c="6"/>has_value() <text:s text:c="8"/>module_load() <text:s text:c="6"/>to_hex() <text:s text:c="11"/></text:p>
      <text:p text:style-name="P121">constants() <text:s text:c="8"/>hash() <text:s text:c="13"/>numeric_digits() <text:s text:c="3"/>to_json() <text:s text:c="10"/></text:p>
      <text:p text:style-name="P121">contains() <text:s text:c="9"/>include_keys() <text:s text:c="5"/>os_env() <text:s text:c="11"/>to_list() <text:s text:c="10"/></text:p>
      <text:p text:style-name="P121">continue() <text:s text:c="9"/>index_of() <text:s text:c="9"/>print() <text:s text:c="12"/>to_lower() <text:s text:c="9"/></text:p>
      <text:p text:style-name="P121">date_iso() <text:s text:c="9"/>indices() <text:s text:c="10"/>raise_error() <text:s text:c="6"/>to_number() <text:s text:c="8"/></text:p>
      <text:p text:style-name="P121">date_ms() <text:s text:c="10"/>info() <text:s text:c="13"/>random() <text:s text:c="11"/>to_string() <text:s text:c="8"/></text:p>
      <text:p text:style-name="P121">debug() <text:s text:c="12"/>insert() <text:s text:c="11"/>random_string() <text:s text:c="4"/>to_upper() <text:s text:c="9"/></text:p>
      <text:p text:style-name="P121">decode_b64() <text:s text:c="7"/>is_defined() <text:s text:c="7"/>remove() <text:s text:c="11"/>to_uri() <text:s text:c="11"/></text:p>
      <text:p text:style-name="P121">detokenize() <text:s text:c="7"/>is_function() <text:s text:c="6"/>rename_keys() <text:s text:c="6"/>tokenize() <text:s text:c="9"/></text:p>
      <text:p text:style-name="P121">dir() <text:s text:c="14"/>is_list() <text:s text:c="10"/>replace() <text:s text:c="10"/>trim() <text:s text:c="13"/></text:p>
      <text:p text:style-name="P121">encode_b64() <text:s text:c="7"/>keys() <text:s text:c="13"/>return() <text:s text:c="11"/>unbox() <text:s text:c="12"/></text:p>
      <text:p text:style-name="P121">exclude_keys() <text:s text:c="5"/>list_append() <text:s text:c="6"/>say() <text:s text:c="14"/>union() <text:s text:c="12"/></text:p>
      <text:p text:style-name="P121">file_read() <text:s text:c="8"/>list_copy() <text:s text:c="8"/>scan() <text:s text:c="13"/>unique() <text:s text:c="11"/></text:p>
      <text:p text:style-name="P121">file_write() <text:s text:c="7"/>list_insert_at() <text:s text:c="3"/>script_args() <text:s text:c="6"/>var_type() <text:s text:c="9"/></text:p>
      <text:p text:style-name="P121">for_keys() <text:s text:c="9"/>list_keys() <text:s text:c="8"/>script_load() <text:s text:c="6"/>vdecode() <text:s text:c="10"/></text:p>
      <text:p text:style-name="P121">for_next() <text:s text:c="9"/>list_starts_with() <text:s/>script_path() <text:s text:c="6"/>vencode() <text:s text:c="10"/></text:p>
      <text:p text:style-name="P121">from_hex() <text:s text:c="9"/>list_subset() <text:s text:c="6"/>script_run() <text:s text:c="7"/>vfs_mount() <text:s text:c="7"/></text:p>
      <text:p text:style-name="Text_20_body"/>
      <text:p text:style-name="P48">And just to show what all the fully qualified names look like</text:p>
      <text:p text:style-name="P119"><text:s/>)funcs system -fq -<text:span text:style-name="T155">w </text:span>80</text:p>
      <text:p text:style-name="P130">io#dir() <text:s text:c="16"/>stem#is_list() <text:s text:c="10"/>sys#from_uri() <text:s text:c="10"/>sys#vencode() <text:s text:c="11"/></text:p>
      <text:p text:style-name="P130">io#file_write() <text:s text:c="9"/>stem#keys() <text:s text:c="13"/>sys#halt() <text:s text:c="14"/></text:p>
      <text:p text:style-name="P130">io#mount() <text:s text:c="14"/>stem#list_append() <text:s text:c="6"/>sys#index_of() <text:s text:c="10"/></text:p>
      <text:p text:style-name="P130">io#print() <text:s text:c="14"/>stem#list_copy() <text:s text:c="8"/>sys#info() <text:s text:c="14"/></text:p>
      <text:p text:style-name="P130">io#read() <text:s text:c="15"/>stem#list_insert_at() <text:s text:c="3"/>sys#insert() <text:s text:c="12"/></text:p>
      <text:p text:style-name="P130">io#say() <text:s text:c="16"/>stem#list_keys() <text:s text:c="8"/>sys#is_defined() <text:s text:c="8"/></text:p>
      <text:p text:style-name="P130">io#scan() <text:s text:c="15"/>stem#list_starts_with() <text:s/>sys#is_function() <text:s text:c="7"/></text:p>
      <text:p text:style-name="P130">io#unmount() <text:s text:c="12"/>stem#list_subset() <text:s text:c="6"/>sys#log() <text:s text:c="15"/></text:p>
      <text:p text:style-name="P130">math#abs() <text:s text:c="14"/>stem#mask() <text:s text:c="13"/>sys#module_import() <text:s text:c="5"/></text:p>
      <text:p text:style-name="P130">math#date_iso() <text:s text:c="9"/>stem#remove() <text:s text:c="11"/>sys#module_load() <text:s text:c="7"/></text:p>
      <text:p text:style-name="P130">math#date_ms() <text:s text:c="10"/>stem#rename_keys() <text:s text:c="6"/>sys#os_env() <text:s text:c="12"/></text:p>
      <text:p text:style-name="P130">math#decode_b64() <text:s text:c="7"/>stem#set_default() <text:s text:c="6"/>sys#raise_error() <text:s text:c="7"/></text:p>
      <text:p text:style-name="P130">math#encode_b64() <text:s text:c="7"/>stem#shuffle() <text:s text:c="10"/>sys#replace() <text:s text:c="11"/></text:p>
      <text:p text:style-name="P130">math#from_hex() <text:s text:c="9"/>stem#size() <text:s text:c="13"/>sys#return() <text:s text:c="12"/></text:p>
      <text:p text:style-name="P130">math#hash() <text:s text:c="13"/>stem#to_json() <text:s text:c="10"/>sys#script_args() <text:s text:c="7"/></text:p>
      <text:p text:style-name="P130">math#mod() <text:s text:c="14"/>stem#to_list() <text:s text:c="10"/>sys#script_load() <text:s text:c="7"/></text:p>
      <text:p text:style-name="P130">math#numeric_digits() <text:s text:c="3"/>stem#unbox() <text:s text:c="12"/>sys#script_path() <text:s text:c="7"/></text:p>
      <text:p text:style-name="P130"><text:soft-page-break/>math#random() <text:s text:c="11"/>stem#union() <text:s text:c="12"/>sys#script_run() <text:s text:c="8"/></text:p>
      <text:p text:style-name="P130">math#random_string() <text:s text:c="4"/>stem#unique() <text:s text:c="11"/>sys#substring() <text:s text:c="9"/></text:p>
      <text:p text:style-name="P130">math#to_hex() <text:s text:c="11"/>sys#break() <text:s text:c="13"/>sys#to_lower() <text:s text:c="10"/></text:p>
      <text:p text:style-name="P130">stem#box() <text:s text:c="14"/>sys#check_after() <text:s text:c="7"/>sys#to_number() <text:s text:c="9"/></text:p>
      <text:p text:style-name="P130">stem#common_keys() <text:s text:c="6"/>sys#constants() <text:s text:c="9"/>sys#to_string() <text:s text:c="9"/></text:p>
      <text:p text:style-name="P130">stem#exclude_keys() <text:s text:c="5"/>sys#contains() <text:s text:c="10"/>sys#to_upper() <text:s text:c="10"/></text:p>
      <text:p text:style-name="P130">stem#from_json() <text:s text:c="8"/>sys#continue() <text:s text:c="10"/>sys#to_uri() <text:s text:c="12"/></text:p>
      <text:p text:style-name="P130">stem#has_keys() <text:s text:c="9"/>sys#debug() <text:s text:c="13"/>sys#tokenize() <text:s text:c="10"/></text:p>
      <text:p text:style-name="P130">stem#has_value() <text:s text:c="8"/>sys#detokenize() <text:s text:c="8"/>sys#trim() <text:s text:c="14"/></text:p>
      <text:p text:style-name="P130">stem#include_keys() <text:s text:c="5"/>sys#for_keys() <text:s text:c="10"/>sys#var_type() <text:s text:c="10"/></text:p>
      <text:p text:style-name="P130">stem#indices() <text:s text:c="10"/>sys#for_next() <text:s text:c="10"/>sys#vdecode() <text:s text:c="11"/></text:p>
      <text:p text:style-name="P49">Normally you do not need to fully qualify system names, but if you really had to, for example, name a function <text:span text:style-name="T3">load_module</text:span><text:span text:style-name="T36"> you could do so and just qualify which you want to use, yours o</text:span><text:span text:style-name="T45">r</text:span><text:span text:style-name="T36"> the system command.</text:span></text:p>
      <text:h text:style-name="Heading_20_2" text:outline-level="2"><text:bookmark-start text:name="__RefHeading___Toc8209_2391341561"/>)help<text:bookmark-end text:name="__RefHeading___Toc8209_2391341561"/></text:h>
      <text:p text:style-name="P73"><text:span text:style-name="T171">This has a </text:span><text:span text:style-name="T173">few</text:span><text:span text:style-name="T171"> modes. No argument just prints out a generic help message, </text:span><text:span text:style-name="T173">as we saw above</text:span><text:span text:style-name="T171">.</text:span></text:p>
      <text:p text:style-name="Preformatted_20_Text">)help * </text:p>
      <text:p text:style-name="Text_20_body"/>
      <text:p text:style-name="P72">Prints out the first line of help for all user defined functions, if any.</text:p>
      <text:p text:style-name="Preformatted_20_Text">)help <text:span text:style-name="T171">user_</text:span>function <text:span text:style-name="T171">| system_function</text:span></text:p>
      <text:p text:style-name="P72"/>
      <text:p text:style-name="P72">Will print out help about the function. If it is a system function (<text:span text:style-name="T3">e.g.</text:span><text:span text:style-name="T36"> </text:span><text:span text:style-name="T172">list_insert_at</text:span><text:span text:style-name="T36">) it will print out a general help message. This is designed to be sufficient to ge</text:span><text:span text:style-name="T62">t </text:span><text:span text:style-name="T36">you using the function but please refer to the reference manual for more details.</text:span></text:p>
      <text:p text:style-name="P34">Supplying a user_function will print the first line of help for each of the arg counts associated with that function.</text:p>
      <text:p text:style-name="P127">)help user_function arg_count</text:p>
      <text:p text:style-name="P35"/>
      <text:p text:style-name="P72"><text:span text:style-name="T36">This will print out detailed help for the given user function for the number of arguments. </text:span><text:span text:style-name="T63">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39">st the imports (URN and current alias) that are active.</text:span></text:p>
      <text:p text:style-name="Preformatted_20_Text"><text:soft-page-break/><text:s text:c="2"/>)modules</text:p>
      <text:p text:style-name="Preformatted_20_Text">a:a <text:s/>b:b <text:s/>qdl:/java </text:p>
      <text:p text:style-name="P17"><text:line-break/>This lists that there are three modules. <text:span text:style-name="T155">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36">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35">[</text:span><text:span text:style-name="T10">y</text:span><text:span text:style-name="T135">]</text:span><text:bookmark-end text:name="__RefHeading___Toc5513_3816005984"/></text:h>
      <text:p text:style-name="P6">This causes the system to exit. <text:span text:style-name="T135">If you supply the </text:span><text:span text:style-name="T103">argument</text:span><text:span text:style-name="T97"> y </text:span><text:span text:style-name="T103">then the system will exit without saving. Otherwise, <text:s/>y</text:span><text:span text:style-name="T102">ou </text:span>will be prompted, but if you agree to exit, it will be <text:s/>immediate and with no save.</text:p>
      <text:h text:style-name="P183" text:outline-level="2">)si</text:h>
      <text:p text:style-name="P76">This relates to the <text:span text:style-name="T3">state indicator</text:span><text:span text:style-name="T36"> functionality. <text:s/></text:span><text:span text:style-name="T64">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7"><text:span text:style-name="T36">There is a small script that can be used a tutorial for this. That is halt_test.qdl and it included in the standard distro. </text:span><text:span text:style-name="T65">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0">Create a buffer</text:p>
      <text:p text:style-name="P131"><text:s text:c="3"/>)b create /home/<text:span text:style-name="T175">jeff/qdl</text:span>/examples/halt_test.qdl</text:p>
      <text:p text:style-name="P131">0| |/home/<text:span text:style-name="T175">jeff/qdl</text:span>/examples/halt_test.qdl</text:p>
      <text:p text:style-name="P80"><text:line-break/><text:span text:style-name="T175">This sample has multiple halt statement in it. trying to invoke it in the main workspace fails:</text:span></text:p>
      <text:p text:style-name="P131"><text:s text:c="2"/>) 0</text:p>
      <text:p text:style-name="P131">starting halt test</text:p>
      <text:p text:style-name="P131">sorry, you cannot halt the main workspace Consider starting a separate process.</text:p>
      <text:p text:style-name="P80"/>
      <text:p text:style-name="P78">List the current state indicator. This is all the currently running processes in QDL.</text:p>
      <text:p text:style-name="P131"><text:s text:c="2"/>)si list</text:p>
      <text:p text:style-name="P131"><text:soft-page-break/>pid | active | <text:span text:style-name="T178">stmt</text:span> <text:s/>| time <text:s text:c="26"/>| size <text:s/>| <text:s/>message</text:p>
      <text:p text:style-name="P131">0 <text:s text:c="2"/>| <text:s text:c="2"/>* <text:s text:c="3"/>| <text:s text:c="6"/>| Mon Oct 26 16:15:20 CDT 2020 <text:s text:c="2"/>| 2965 <text:s/>| system</text:p>
      <text:p text:style-name="P80"/>
      <text:p text:style-name="P78">Meaning there is exactly one process (the process id or <text:span text:style-name="T30">pid</text:span><text:span text:style-name="T73"> identifies these. The main system process is always pid = 0). Now we start the buffer with a </text:span><text:span text:style-name="T30">&amp; </text:span><text:span text:style-name="T73">added. This will completely clone the current workspace, load the buffer in to that and run it until the first halt() is invoked. </text:span><text:span text:style-name="T87">Compare this with using a </text:span><text:span text:style-name="T94">! </text:span><text:span text:style-name="T87">rather than the </text:span><text:span text:style-name="T94">&amp;</text:span><text:span text:style-name="T87">: That would start a new instance of QDL with </text:span><text:span text:style-name="T35">nothing</text:span><text:span text:style-name="T87"> from the current state. Useful for other operations. Both </text:span><text:span text:style-name="T94">!</text:span><text:span text:style-name="T87"> and </text:span><text:span text:style-name="T94">&amp;</text:span><text:span text:style-name="T87"> cannot be given at the same time.</text:span></text:p>
      <text:p text:style-name="P131"><text:s text:c="2"/>) 0 &amp;</text:p>
      <text:p text:style-name="P131">starting halt test</text:p>
      <text:p text:style-name="P131">1<text:span text:style-name="T177">01</text:span></text:p>
      <text:p text:style-name="P80"/>
      <text:p text:style-name="P78">What this does is start evaluating the script (in this case it just prints a message) and once a halt() is encountered, the pid is returned. Since the script is now suspended, you can just view its state in the state indicator:</text:p>
      <text:p text:style-name="P131"><text:s text:c="2"/>)si list</text:p>
      <text:p text:style-name="P131">pid | active | <text:span text:style-name="T178">stmt</text:span>| time <text:s text:c="25"/>| size <text:s/>| message</text:p>
      <text:p text:style-name="P131">0 <text:s text:c="2"/>| <text:s text:c="2"/>* <text:s text:c="3"/>| <text:s text:c="5"/>| Mon Oct 26 16:15:20 CDT 2020 <text:s/>| 2965 <text:s/>| system</text:p>
      <text:p text:style-name="P131">1<text:span text:style-name="T177">01</text:span> | <text:s/>--- <text:s text:c="2"/>| 1 <text:s text:c="3"/>| Mon Oct 26 16:15:49 CDT 2020 <text:s/>| 2965 <text:s/>| Stop #1.</text:p>
      <text:p text:style-name="P80"/>
      <text:p text:style-name="P81"><text:span text:style-name="T175">What this shows is the new entry with pid 1</text:span><text:span text:style-name="T177">01</text:span><text:span text:style-name="T175">. It lists what the active state is (0, marked with a *) and what </text:span><text:span text:style-name="T177">statement </text:span><text:span text:style-name="T175">number the halt() was encountered on, </text:span><text:span text:style-name="T177">h</text:span><text:span text:style-name="T175">ere </text:span><text:span text:style-name="T177">stmt</text:span><text:span text:style-name="T175"> 1 in the file. </text:span></text:p>
      <text:p text:style-name="P82">Note:<text:span text:style-name="T102">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1"><text:span text:style-name="T175">The time this was started is shown. The size of the state (includes all variables and what not is shown). Finally, when halt(</text:span><text:span text:style-name="T21">msg</text:span><text:span text:style-name="T65">) is invoked, the message is displayed in the last column. <text:s/>Let’s set the default for the workspace to pid = 1</text:span><text:span text:style-name="T66">01</text:span><text:span text:style-name="T65">:</text:span></text:p>
      <text:p text:style-name="P131"><text:s text:c="2"/>)si set 1<text:span text:style-name="T177">01</text:span></text:p>
      <text:p text:style-name="P131">pid set to 1<text:span text:style-name="T177">01</text:span></text:p>
      <text:p text:style-name="P80"><text:line-break/><text:span text:style-name="T175">Now we can simply use the </text:span><text:span text:style-name="T21">resume</text:span><text:span text:style-name="T65"> shorthand (a double left parentheses) without argument to run to the next halt command:</text:span></text:p>
      <text:p text:style-name="P131"><text:s text:c="2"/>))</text:p>
      <text:p text:style-name="P80"/>
      <text:p text:style-name="P78">Since there was no output from the script, but a variable was set, nothing displays. Now let’s show the state indicator again:</text:p>
      <text:p text:style-name="P131"><text:s text:c="2"/>)si list</text:p>
      <text:p text:style-name="P131">pid | active | line | time <text:s text:c="24"/>| size <text:s/>| message</text:p>
      <text:p text:style-name="P131">0 <text:s text:c="2"/>| <text:s text:c="2"/>* <text:s text:c="3"/>| <text:s text:c="5"/>| Mon Oct 26 16:15:20 CDT 2020 | 2965 <text:s/>| system</text:p>
      <text:p text:style-name="P131"><text:soft-page-break/>1<text:span text:style-name="T177">01</text:span> | <text:s text:c="2"/>* <text:s text:c="3"/>| 3 <text:s text:c="3"/>| Mon Oct 26 16:16:06 CDT 2020 | 3001 <text:s/>| Stop #2. a. is set</text:p>
      <text:p text:style-name="P157"/>
      <text:p text:style-name="P156">The message in the halt command is that a variable, <text:span text:style-name="T3">a.</text:span><text:span text:style-name="T36"> was set. Let’s check the variables in the workspace:</text:span></text:p>
      <text:p text:style-name="P131"><text:s text:c="2"/>)vars</text:p>
      <text:p text:style-name="P131">a. <text:s/>java#eg. <text:s/></text:p>
      <text:p text:style-name="P131"><text:s text:c="2"/>a.</text:p>
      <text:p text:style-name="P131">[2,4,6]</text:p>
      <text:p text:style-name="P80"/>
      <text:p text:style-name="P78">If we want we can swap back to the original state of the workspace by setting the pid to 0:</text:p>
      <text:p text:style-name="P131">)si set 0</text:p>
      <text:p text:style-name="P80"/>
      <text:p text:style-name="P14">Commands.</text:p>
      <text:h text:style-name="P187" text:outline-level="3">edit var_name</text:h>
      <text:p text:style-name="P106">Edit a variable in the current editor. Save your work in the editor and when you exit it, the definition in the workspace will be automatically updated.</text:p>
      <text:p text:style-name="P106">Note that it is generally impossible to keep the format for a variable, so QDL does not, but will re-assemble the most current variable. This is because, e.g., variables, well, vary, so there is generally no way to get the “source code” for a variable.</text:p>
      <text:h text:style-name="P188" text:outline-level="3">list</text:h>
      <text:p text:style-name="P79">List all current processes. </text:p>
      <text:h text:style-name="P189" text:outline-level="3">reset</text:h>
      <text:p text:style-name="P75">Clear all pending processes, restoring the main system process as the only one.</text:p>
      <text:h text:style-name="P189" text:outline-level="3">resume <text:span text:style-name="T176">[pid]</text:span></text:h>
      <text:p text:style-name="P75">resume the evaluation of a process by the process id (id). Note that if the current process is what you want, you do not need the pid.</text:p>
      <text:p text:style-name="P75">Also a shorthand for this is </text:p>
      <text:p text:style-name="P131">)) [pid]</text:p>
      <text:p text:style-name="P75"/>
      <text:h text:style-name="P190" text:outline-level="3">rm pid</text:h>
      <text:p text:style-name="P75">remove the given process from the system. If it is active, then the main system process will be restored.</text:p>
      <text:h text:style-name="P189" text:outline-level="3"><text:soft-page-break/>set pid</text:h>
      <text:p text:style-name="P75">Set the current process to the given pid. Note that when you do that, you replace the current state of the workspace and can inspect the system in its current state. You may also issue resume commands which will update the current system’s state. <text:span text:style-name="T174">This allows you to debug a program ve</text:span></text:p>
      <text:h text:style-name="Heading_20_2" text:outline-level="2"><text:bookmark-start text:name="__RefHeading___Toc5515_3816005984"/>)vars<text:bookmark-end text:name="__RefHeading___Toc5515_3816005984"/></text:h>
      <text:h text:style-name="P191" text:outline-level="3"><text:bookmark-start text:name="__RefHeading___Toc5517_3816005984"/>drop<text:bookmark-end text:name="__RefHeading___Toc5517_3816005984"/></text:h>
      <text:h text:style-name="Heading_20_3" text:outline-level="3"><text:bookmark-start text:name="__RefHeading___Toc5519_3816005984"/><text:span text:style-name="T131">l</text:span>ist – <text:span text:style-name="T155">[</text:span><text:span text:style-name="T8">switches</text:span><text:span text:style-name="T52">]</text:span><text:bookmark-end text:name="__RefHeading___Toc5519_3816005984"/></text:h>
      <text:p text:style-name="P40">List all of the variables (but not their content) in the current workspace. <text:span text:style-name="T155">See the switches supported by this action above.</text:span></text:p>
      <text:h text:style-name="Heading_20_3" text:outline-level="3"><text:bookmark-start text:name="__RefHeading___Toc8211_2391341561"/><text:span text:style-name="T136">s</text:span>ize<text:bookmark-end text:name="__RefHeading___Toc8211_2391341561"/></text:h>
      <text:p text:style-name="P56">List the total number of symbols in use in the workspace. <text:span text:style-name="T131">This does not tell you how much memory is in use. See the workspace memory command for that.</text:span></text:p>
      <text:h text:style-name="Heading_20_3" text:outline-level="3">system <text:span text:style-name="T156">[switches]</text:span></text:h>
      <text:p text:style-name="P57">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57">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92" text:outline-level="3"><text:bookmark-start text:name="__RefHeading___Toc8213_2391341561"/><text:span text:style-name="T187">get</text:span><text:span text:style-name="T186"> </text:span><text:span text:style-name="T24">var</text:span><text:bookmark-end text:name="__RefHeading___Toc8213_2391341561"/></text:h>
      <text:p text:style-name="P92"><text:span text:style-name="T36">Gets </text:span><text:span text:style-name="T3">i.e.,</text:span><text:span text:style-name="T36"> displays the value of a workspace variable. </text:span><text:span text:style-name="T70">Workspace variables are values that tell the workspace how to operate, such as whether to echo results to the console and such. </text:span><text:span text:style-name="T71"><text:s/>A listing of all variables is available by issuing</text:span></text:p>
      <text:p text:style-name="Preformatted_20_Text"><text:s text:c="2"/>)ws get</text:p>
      <text:p text:style-name="P139">autosave_interval</text:p>
      <text:p text:style-name="P139">autosave_messages_on</text:p>
      <text:p text:style-name="P139">autosave_on</text:p>
      <text:p text:style-name="P139">compress_xml</text:p>
      <text:p text:style-name="P139">debug</text:p>
      <text:p text:style-name="P139">description</text:p>
      <text:p text:style-name="P139">echo</text:p>
      <text:p text:style-name="P139">enable_library_support</text:p>
      <text:p text:style-name="P139">external_editor</text:p>
      <text:p text:style-name="P139">id</text:p>
      <text:p text:style-name="P139">lib_path</text:p>
      <text:p text:style-name="P139">pp</text:p>
      <text:p text:style-name="P139">pretty_print</text:p>
      <text:p text:style-name="P139">root_dir</text:p>
      <text:p text:style-name="P139"><text:soft-page-break/>save_dir</text:p>
      <text:p text:style-name="P139">start_ts</text:p>
      <text:p text:style-name="P139">use_external_editor</text:p>
      <text:p text:style-name="Text_20_body"/>
      <text:p text:style-name="P98">To get the current value, simply supply the name. <text:span text:style-name="T3">E.g.</text:span><text:span text:style-name="T36"> to see if pretty_print is enabled</text:span></text:p>
      <text:p text:style-name="Preformatted_20_Text"><text:s text:c="4"/>)ws get pretty_print</text:p>
      <text:p text:style-name="Preformatted_20_Text">on</text:p>
      <text:p text:style-name="P36"/>
      <text:p text:style-name="P100"><text:span text:style-name="T36">Note that </text:span><text:span text:style-name="T147">)help variable </text:span><text:span text:style-name="T36">will print some information about each variable.</text:span></text:p>
      <text:h text:style-name="P194" text:outline-level="3">lib drop [path] <text:s/>[-r regex] [-f]</text:h>
      <text:p text:style-name="P209">Drops either a single workspace or those that fulfill the regex. The optional flag <text:span text:style-name="T96">-f </text:span><text:span text:style-name="T102">(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08">This is also helpful if you want to narrow down which files to delete, but a regex to only select those is impossible. Omit the </text:span><text:span text:style-name="T101">-f </text:span><text:span text:style-name="T108">flag and decide on each file as it is presented to you.</text:span></text:p>
      <text:h text:style-name="P193" text:outline-level="3"><text:bookmark-start text:name="__RefHeading___Toc5523_3816005984"/><text:span text:style-name="T194">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194">Shows the either the information about a workspace or all files in a directory. Information about each workspace will be shown, such as </text:span><text:s/><text:span text:style-name="T194">format. There are a few display modes, such as a short form that occupies a single line, or printing out detailed information about the stored workspace. </text:span></text:p>
      <text:p text:style-name="Standard"/>
      <text:p text:style-name="P165">Note:<text:span text:style-name="T102"> This has a shorthand and </text:span><text:span text:style-name="T144">)ws lib</text:span><text:span text:style-name="T102"> is equivalent to just issuing </text:span><text:span text:style-name="T144">)lib</text:span></text:p>
      <text:p text:style-name="Heading">Example.</text:p>
      <text:p text:style-name="P161">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194">which </text:span><text:span text:style-name="T195">i</text:span><text:span text:style-name="T194">...</text:span> <text:s text:c="48"/></text:p>
      <text:p text:style-name="Preformatted_20_Text">zz.zml <text:s text:c="9"/>* (no id) <text:s text:c="3"/>2021-01-11T18:39:29.981Z <text:s/>(no description)</text:p>
      <text:p text:style-name="P161"/>
      <text:p text:style-name="P161">These are the name, if compressed (* = yes), any set if, the creation timestamp and the first part of the description. The same thing but in <text:span text:style-name="T3">long format</text:span><text:span text:style-name="T36"> is</text:span></text:p>
      <text:p text:style-name="P152"/>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oft-page-break/><text:s text:c="2"/>description : test description, <text:span text:style-name="T195">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61"/>
      <text:p text:style-name="P162">Note that each attribute is restricted to a single line. To print out a file and the complete contents of each field, use the -v or verbose switches</text:p>
      <text:p text:style-name="P162"/>
      <text:p text:style-name="Preformatted_20_Text"><text:s text:c="4"/>)lib ws.zml -v</text:p>
      <text:p text:style-name="P135"><text:s text:c="3"/>compressed : true</text:p>
      <text:p text:style-name="P135"><text:s text:c="4"/>create_ts : 2021-01-11T17:58:23.948Z</text:p>
      <text:p text:style-name="P135"><text:s text:c="2"/>description : test description, <text:span text:style-name="T195">which is a very long an completely unimaginative,</text:span></text:p>
      <text:p text:style-name="P135"><text:s text:c="16"/><text:span text:style-name="T195">verbose, overly loquacious and probably more than a bit too </text:span></text:p>
      <text:p text:style-name="P135"><text:s text:c="16"/><text:span text:style-name="T195">pedantic for most purposes.</text:span></text:p>
      <text:p text:style-name="P135"><text:s text:c="4"/>file_name : ws.zml</text:p>
      <text:p text:style-name="P135"><text:s text:c="4"/>file_path : /home/ncsa/dev/qdl/var/ws</text:p>
      <text:p text:style-name="P135"><text:s text:c="7"/>format : xml</text:p>
      <text:p text:style-name="P135"><text:s text:c="11"/>id : sdf9634iudf</text:p>
      <text:p text:style-name="P135">last_modified : 2021-01-11T18:08:16.000Z</text:p>
      <text:p text:style-name="P135"><text:s text:c="7"/>length : 1629</text:p>
      <text:p text:style-name="Standard"/>
      <text:p text:style-name="Heading">Example using a regex</text:p>
      <text:p text:style-name="P163">A common pattern is using a file filter like *.zml to get all of the similar files. The workspace supports regexes for this. So to get all the files like ws*.* you would supply the following regex (here operating on the default save directory<text:span text:style-name="T197">):</text:span></text:p>
      <text:p text:style-name="P163"/>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99">remember that * translates to .* and a period (which matches every character in a regex, hence requires special handling to just get a period itself) is represented by the \. as per above.</text:p>
      <text:p text:style-name="Heading">An example with -show_failures</text:p>
      <text:p text:style-name="P97">The -show_failure<text:span text:style-name="T208">s</text:span> flag will print out a report on <text:span text:style-name="T3">every</text:span><text:span text:style-name="T36">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text:soft-page-break/>ws.zml <text:s text:c="9"/>* f<text:span text:style-name="T196">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196">2</text:span> <text:s text:c="6"/>2021-01-10T21:26:08.454Z <text:s/>this workspace is designe</text:p>
      <text:p text:style-name="Text_20_body"/>
      <text:p text:style-name="P211">(note that the -w flag for display width is used here so it fits in this blurb, <text:span text:style-name="T196">limiting the out put to 80 characters</text:span>). This filters all the files in the /tmp directory by <text:span text:style-name="T144">ws*.*</text:span> in this case, we see that several of these failed because of deserialization issues – most likely a missing or changed java class. We also see which are compressed. </text:p>
      <text:p text:style-name="P173"><text:span text:style-name="T207">An example with -</text:span><text:span text:style-name="T189">only</text:span><text:span text:style-name="T207">_failures</text:span></text:p>
      <text:p text:style-name="P210"><text:span text:style-name="T206">In this case, only files that fail to be loadable workspaces will be shown.</text:span></text:p>
      <text:p text:style-name="P195"><text:s text:c="3"/>)<text:span text:style-name="T206">l</text:span>ib /tmp -r ws.*\..* -<text:span text:style-name="T180">only</text:span>_failures -w 80</text:p>
      <text:p text:style-name="P195">ws.xml <text:s text:c="11"/>failed:Error processing XML:Error: cannot deserialize class "edu</text:p>
      <text:p text:style-name="P195">ws0.xml <text:s text:c="10"/>failed:Error processing XML:Error: cannot deserialize class "edu</text:p>
      <text:p text:style-name="P195">ws2.xml <text:s text:c="10"/>failed:Error processing XML:Error: cannot deserialize class "edu</text:p>
      <text:p text:style-name="P195">ws2.zml <text:s text:c="10"/>failed:Error processing XML:Error: cannot deserialize class "edu</text:p>
      <text:p text:style-name="Text_20_body"/>
      <text:p text:style-name="Text_20_body">This i<text:span text:style-name="T208">s very useful for tracking down munged workspaces and dropping them.</text:span></text:p>
      <text:h text:style-name="P193" text:outline-level="3">load <text:span text:style-name="T198">[</text:span><text:span text:style-name="T3">file</text:span><text:span text:style-name="T28">]</text:span></text:h>
      <text:p text:style-name="P87">Load a saved workspace <text:span text:style-name="T131">from the given file</text:span>. <text:span text:style-name="T131">Relative references are resolved against the qdl root directory (which you can see since it is saved in the environment).</text:span> <text:span text:style-name="T183">This has short form</text:span></text:p>
      <text:p text:style-name="Preformatted_20_Text">)load <text:span text:style-name="T183">file </text:span><text:span text:style-name="T199">[-keep_wsf]</text:span></text:p>
      <text:p text:style-name="P90"><text:line-break/>-<text:span text:style-name="T199">keep_wsf = keep the current ws_file as the default for saves and loads rather than resetting it to any argument.</text:span></text:p>
      <text:p text:style-name="P101"><text:span text:style-name="T185">Note that if there are no arguments, the current default </text:span><text:span text:style-name="T198">workspace file can be set/gotten as ws_file. If there is a default it </text:span><text:span text:style-name="T185">will be </text:span><text:span text:style-name="T198">used</text:span><text:span text:style-name="T185">. For example </text:span></text:p>
      <text:p text:style-name="P129"><text:s text:c="2"/>)load</text:p>
      <text:p text:style-name="P129">/home/ncsa/dev/qdl/var/ws/ws.zml loaded 12678 bytes. Last saved on 2021-01-12T04:14:44.000Z</text:p>
      <text:p text:style-name="Standard"/>
      <text:p text:style-name="P164">Note that if you supply a file, that becomes the default ws_file.</text:p>
      <text:h text:style-name="Heading_20_3" text:outline-level="3"><text:bookmark-start text:name="__RefHeading___Toc8215_2391341561"/><text:span text:style-name="T132">m</text:span>emory<text:bookmark-end text:name="__RefHeading___Toc8215_2391341561"/></text:h>
      <text:p text:style-name="P41">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text:soft-page-break/>100000</text:p>
      <text:p text:style-name="Text_20_body"/>
      <text:p text:style-name="P42">It should be noted that the amount of memory is not fixed: if you decide to write</text:p>
      <text:p text:style-name="Preformatted_20_Text">a. := random(1000000)^5</text:p>
      <text:p text:style-name="P42">You may get something like this</text:p>
      <text:p text:style-name="Preformatted_20_Text"><text:s text:c="2"/>)ws memory</text:p>
      <text:p text:style-name="Preformatted_20_Text">memory used = 761MB, free = 408MB, processors = 8</text:p>
      <text:p text:style-name="P42"/>
      <text:p text:style-name="P42">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198">[</text:span><text:span text:style-name="T3">file</text:span><text:span text:style-name="T28">]</text:span><text:span text:style-name="T3"> </text:span><text:span text:style-name="T23">[-show] [-compress on|off] [-java]</text:span><text:bookmark-end text:name="__RefHeading___Toc5525_3816005984"/></text:h>
      <text:p text:style-name="P88">Save the current workspace to the given file <text:span text:style-name="T198">or default ws_file if none is specified</text:span>. <text:span text:style-name="T131">Relative references are resolved against the </text:span><text:span text:style-name="T198">save_dir or root_dir (</text:span><text:span text:style-name="T131">qdl root directory</text:span><text:span text:style-name="T198">)</text:span><text:span text:style-name="T131"> .</text:span></text:p>
      <text:p text:style-name="P89">This has shorthand formatting</text:p>
      <text:p text:style-name="Preformatted_20_Text">)save file [-show] [-compress on | off] <text:span text:style-name="T183">[-java] </text:span><text:span text:style-name="T199">[-keep_wsf]</text:span></text:p>
      <text:p text:style-name="P89"/>
      <text:p text:style-name="P89">The various options are</text:p>
      <text:p text:style-name="P101"><text:span text:style-name="T185">(no args) = </text:span><text:span text:style-name="T198">save to the current ws_file</text:span><text:span text:style-name="T185">. </text:span></text:p>
      <text:p text:style-name="P89">-java = use java serialization. <text:s/>This is always compressed.</text:p>
      <text:p text:style-name="P89">-show = use XML format and simply print the (uncompressed) contents to the screen.</text:p>
      <text:p text:style-name="P89">-compress = (XML only) compress the result.</text:p>
      <text:p text:style-name="P89">-<text:span text:style-name="T199">keep_wsf = keep the current ws_file as the default for saves and loads rather than resetting it to any argument.</text:span></text:p>
      <text:p text:style-name="P89">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1">Note that there is the compress_xml flag in the configuration that can set this for the workspace.</text:p>
      <text:p text:style-name="P91">Best practice is to use suffix of </text:p>
      <text:list xml:id="list3866549540" text:style-name="L6">
        <text:list-item>
          <text:p text:style-name="P208">.xml = uncompressed XML</text:p>
        </text:list-item>
        <text:list-item>
          <text:p text:style-name="P207">.<text:span text:style-name="T184">zml = compressed (gzip) XML</text:span></text:p>
        </text:list-item>
        <text:list-item>
          <text:p text:style-name="P207">.<text:span text:style-name="T184">ser = serialized java</text:span></text:p>
        </text:list-item>
      </text:list>
      <text:p text:style-name="Heading"><text:soft-page-break/>Example</text:p>
      <text:p text:style-name="P132">)save <text:span text:style-name="T184">my_ws.zml -compress on</text:span></text:p>
      <text:p text:style-name="P136">Saved 2573 bytes to /home/ncsa/dev/qdl/var/ws/<text:span text:style-name="T198">my_</text:span>ws.zml on </text:p>
      <text:p text:style-name="P136">Tue Jan 12 07:15:54 CST 2021, uncompressed size = 11611</text:p>
      <text:p text:style-name="Text_20_body"/>
      <text:p text:style-name="P102"><text:span text:style-name="T198">(line break added for readability). Note that the relative file is resolved against the current save_dir. <text:s/>This s</text:span><text:span text:style-name="T184">aves the works</text:span> <text:span text:style-name="T184">in XML format to the file, compressing it. </text:span></text:p>
      <text:h text:style-name="Heading_20_2" text:outline-level="2">set</text:h>
      <text:p text:style-name="P100">Set values for the workspace. There is a list of these in the <text:span text:style-name="T96">get </text:span><text:span text:style-name="T102">section. Note that there is help available in the workspace, e.g.</text:span></text:p>
      <text:p text:style-name="Preformatted_20_Text"><text:s text:c="2"/>)help compress_xml</text:p>
      <text:p text:style-name="P118"/>
      <text:p text:style-name="P118">(workspace variable)</text:p>
      <text:p text:style-name="P118">compress_xml - toggle compression of XML on WS save. Options are (on | true) or (off | false).</text:p>
      <text:p text:style-name="P118"><text:s text:c="15"/>Note that on loading workspaces, this not used -- the workspace will figure out</text:p>
      <text:p text:style-name="P118"><text:s text:c="15"/>if it was saved with compression and decompress it, so you don't have to worry about</text:p>
      <text:p text:style-name="P118"><text:s text:c="15"/>the compression of stored workspaces.</text:p>
      <text:p text:style-name="P169">autosave_interval</text:p>
      <text:p text:style-name="P105"><text:span text:style-name="T200">Set the interval between automatic saves of the workspace. This only has an effect if </text:span><text:span text:style-name="T99">autosave_on </text:span><text:span text:style-name="T104">is set to true. E.g. if autosave is set to 900 sec., then every 900 sec. (that’s 15 minutes) the workspace will be saved.</text:span></text:p>
      <text:p text:style-name="P170">autosave_messages_on</text:p>
      <text:p text:style-name="P104">Toggles whether to print the normal save messages whenever an autosave happens. If <text:span text:style-name="T96">autosave_on </text:span><text:span text:style-name="T102">is </text:span><text:span text:style-name="T33">false</text:span><text:span text:style-name="T73"> then this has no effect.</text:span></text:p>
      <text:p text:style-name="P169">autosave_on</text:p>
      <text:p text:style-name="Text_20_body"><text:s/><text:span text:style-name="T200">Toggle the automatic save feature of the workspace. What this does is save the workspace ever autosave_interval ms. if enabled.</text:span></text:p>
      <text:p text:style-name="P167">compress_xml</text:p>
      <text:p text:style-name="P93">Toggle compression (gzip) when saving the workspace to XML. This results in usually a vastly smaller file, on the order of 10% of raw XML. </text:p>
      <text:p text:style-name="P134">)ws set compress_xml on</text:p>
      <text:p text:style-name="P134">xml compression on</text:p>
      <text:p text:style-name="P167">description</text:p>
      <text:p text:style-name="P93">A human readable description of this workspace. </text:p>
      <text:p text:style-name="P134"><text:s text:c="4"/>d := ‘a very striking and complete description of this workspace’</text:p>
      <text:p text:style-name="P134"><text:s text:c="4"/>)ws set description &gt;d</text:p>
      <text:p text:style-name="P134"><text:span text:style-name="T191">d</text:span>escription set</text:p>
      <text:p text:style-name="P160"><text:soft-page-break/></text:p>
      <text:p text:style-name="P159">This will be, e.g., displayed on loading a workspace or when listing workspaces with the lib command. There is also an id.</text:p>
      <text:p text:style-name="P159"/>
      <text:p text:style-name="P167">debug</text:p>
      <text:p text:style-name="P94">Toggle deep debug mode. Note that this is really only for low-level things, like you are writing your own Java extension and really need to see stack traces and such. </text:p>
      <text:p text:style-name="P167">echo</text:p>
      <text:p text:style-name="P93">Echo prints the result (if any) of each statement you enter to the console. This lets you use QDL like a big calculator.</text:p>
      <text:p text:style-name="P134"><text:s text:c="2"/>)ws <text:span text:style-name="T190">get </text:span>echo</text:p>
      <text:p text:style-name="P137">off</text:p>
      <text:p text:style-name="P134"><text:s text:c="2"/>2 + 2</text:p>
      <text:p text:style-name="P134">4</text:p>
      <text:p text:style-name="P134"><text:s text:c="2"/>)ws <text:span text:style-name="T190">set </text:span>echo off</text:p>
      <text:p text:style-name="P134">echo off</text:p>
      <text:p text:style-name="P134">// <text:span text:style-name="T129">Without echo mode on, you would have to fully write out every expressions</text:span></text:p>
      <text:p text:style-name="P134">// <text:span text:style-name="T129">So this will fail:</text:span></text:p>
      <text:p text:style-name="P134"><text:s text:c="2"/>2 + 2</text:p>
      <text:p text:style-name="P134">syntax error:</text:p>
      <text:p text:style-name="P134"/>
      <text:p text:style-name="P134">// <text:span text:style-name="T130">now turn echo back on so it works</text:span></text:p>
      <text:p text:style-name="P134"><text:s text:c="2"/>)ws <text:span text:style-name="T191">set </text:span>echo on</text:p>
      <text:p text:style-name="P134">echo on</text:p>
      <text:p text:style-name="P134"/>
      <text:p text:style-name="P134"><text:s text:c="2"/>mod(3*4*5*6,11)</text:p>
      <text:p text:style-name="P134">8</text:p>
      <text:p text:style-name="P134">// <text:span text:style-name="T129">same as </text:span></text:p>
      <text:p text:style-name="P133">// print(mod(360, 11));</text:p>
      <text:p text:style-name="P134"/>
      <text:p text:style-name="P134"><text:s text:c="2"/>a. := indices(6)+10</text:p>
      <text:p text:style-name="P134"><text:s text:c="2"/>a.</text:p>
      <text:p text:style-name="P134">{0=10, 1=11, 2=12, 3=13, 4=14, 5=15}</text:p>
      <text:p text:style-name="P96"/>
      <text:p text:style-name="P168">id</text:p>
      <text:p text:style-name="P94">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4"><text:s text:c="4"/>)ws set id <text:span text:style-name="T192">continuous_functions</text:span></text:p>
      <text:p text:style-name="P134">workspace id set to continuous_functions</text:p>
      <text:p text:style-name="P95"/>
      <text:p text:style-name="P167"><text:soft-page-break/><text:span text:style-name="T158">pretty_print, </text:span><text:span text:style-name="T191">pp</text:span></text:p>
      <text:p text:style-name="P93">pretty print mode allows for stems to be printed horizontally rather than in one long line, making it much easier to read them. pp is short for pretty_print.</text:p>
      <text:p text:style-name="P134"><text:s text:c="2"/>)ws <text:span text:style-name="T179">set </text:span>pp off</text:p>
      <text:p text:style-name="P134">pretty print <text:span text:style-name="T158">off</text:span></text:p>
      <text:p text:style-name="P134"><text:s text:c="2"/>sys#constants()</text:p>
      <text:p text:style-name="P134">{var_types.={boolean=1, string=3, null=0, integer=2, decimal=5, stem=4, undefined=-1}}</text:p>
      <text:p text:style-name="P134"><text:span text:style-name="T158">)ws </text:span><text:span text:style-name="T179">set </text:span><text:span text:style-name="T158">pp on</text:span></text:p>
      <text:p text:style-name="P134">pretty print <text:span text:style-name="T158">on</text:span></text:p>
      <text:p text:style-name="P134"><text:s text:c="2"/>sys#constants()</text:p>
      <text:p text:style-name="P134">{</text:p>
      <text:p text:style-name="P134"><text:s/>var_types.= {</text:p>
      <text:p text:style-name="P134"><text:s text:c="2"/>boolean=1,</text:p>
      <text:p text:style-name="P134"><text:s text:c="2"/>string=3,</text:p>
      <text:p text:style-name="P134"><text:s text:c="2"/>null=0,</text:p>
      <text:p text:style-name="P134"><text:s text:c="2"/>integer=2,</text:p>
      <text:p text:style-name="P134"><text:s text:c="2"/>decimal=5,</text:p>
      <text:p text:style-name="P134"><text:s text:c="2"/>stem=4,</text:p>
      <text:p text:style-name="P134"><text:s text:c="2"/>undefined=-1</text:p>
      <text:p text:style-name="P134"><text:s/>}</text:p>
      <text:p text:style-name="P134">}</text:p>
      <text:p text:style-name="P167">root_dir</text:p>
      <text:p text:style-name="P95">The root directory for the workspace. This means that all relative file paths will be resolved against this <text:s/>for various operations (relating to the workspace, not QDL generally). Such editing files and such. </text:p>
      <text:p text:style-name="P95"/>
      <text:p text:style-name="P167">save_dir</text:p>
      <text:p text:style-name="P95">The default directory for saving relative files, so</text:p>
      <text:p text:style-name="P134"><text:s text:c="3"/>)ws set save_dir /<text:span text:style-name="T36">tmp/</text:span><text:span text:style-name="T69">ws </text:span></text:p>
      <text:p text:style-name="P134"><text:s text:c="3"/>)save ws.zml</text:p>
      <text:p text:style-name="P134"><text:span text:style-name="T69">s</text:span><text:span text:style-name="T36">ave</text:span><text:span text:style-name="T69">d</text:span><text:span text:style-name="T36"> to / tmp/ws/ws.zml</text:span></text:p>
      <text:p text:style-name="P167">start_ts</text:p>
      <text:p text:style-name="P96"><text:span text:style-name="T193">The time the workspace was first started. generally this is set and managed for you, but sometimes people like to set it to, </text:span><text:span text:style-name="T25">e.g</text:span><text:span text:style-name="T193">., a release date. </text:span></text:p>
      <text:p text:style-name="Heading">ws_file</text:p>
      <text:p text:style-name="P103">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text:soft-page-break/>clear <text:bookmark-end text:name="__RefHeading___Toc5592_3816005984"/></text:h>
      <text:p text:style-name="P20">This command will remove all state and return it to the exact condition of starting a clean workspace, <text:span text:style-name="T122">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13"><text:s text:c="4"/>)<text:span text:style-name="T109">ws </text:span>clear</text:p>
      <text:p text:style-name="P113">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3-19T09:43:53.274856044</dc:date>
    <meta:editing-duration>P65DT6H47M7S</meta:editing-duration>
    <meta:editing-cycles>185</meta:editing-cycles>
    <meta:generator>LibreOffice/6.4.6.2$Linux_X86_64 LibreOffice_project/40$Build-2</meta:generator>
    <meta:document-statistic meta:table-count="0" meta:image-count="0" meta:object-count="0" meta:page-count="29" meta:paragraph-count="758" meta:word-count="8592" meta:character-count="53192" meta:non-whitespace-character-count="42331"/>
  </office:meta>
</office:document-meta>
</file>